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OSI-Modell" style:family="table">
      <style:table-properties style:width="17cm" table:align="margins" fo:keep-with-next="always"/>
    </style:style>
    <style:style style:name="OSI-Modell.A" style:family="table-column">
      <style:table-column-properties style:column-width="17cm" style:rel-column-width="65535*"/>
    </style:style>
    <style:style style:name="OSI-Modell.A1" style:family="table-cell">
      <style:table-cell-properties fo:padding="0.097cm" fo:border="0.05pt solid #000000"/>
    </style:style>
    <style:style style:name="OSI-Modell.A2" style:family="table-cell">
      <style:table-cell-properties fo:padding="0.097cm" fo:border-left="0.05pt solid #000000" fo:border-right="0.05pt solid #000000" fo:border-top="none" fo:border-bottom="0.05pt solid #000000"/>
    </style:style>
    <style:style style:name="SicherungsschichtFrame" style:family="table">
      <style:table-properties style:width="17cm" table:align="margins" fo:keep-with-next="always"/>
    </style:style>
    <style:style style:name="SicherungsschichtFrame.A" style:family="table-column">
      <style:table-column-properties style:column-width="4.249cm" style:rel-column-width="16383*"/>
    </style:style>
    <style:style style:name="SicherungsschichtFrame.D" style:family="table-column">
      <style:table-column-properties style:column-width="4.251cm" style:rel-column-width="16386*"/>
    </style:style>
    <style:style style:name="SicherungsschichtFrame.A1" style:family="table-cell">
      <style:table-cell-properties fo:padding="0.097cm" fo:border-left="0.05pt solid #000000" fo:border-right="none" fo:border-top="0.05pt solid #000000" fo:border-bottom="0.05pt solid #000000"/>
    </style:style>
    <style:style style:name="SicherungsschichtFrame.D1" style:family="table-cell">
      <style:table-cell-properties fo:padding="0.097cm" fo:border="0.05pt solid #000000"/>
    </style:style>
    <style:style style:name="SicherungsschichtFrame.A2" style:family="table-cell">
      <style:table-cell-properties fo:padding="0.097cm" fo:border-left="0.05pt solid #000000" fo:border-right="none" fo:border-top="none" fo:border-bottom="0.05pt solid #000000"/>
    </style:style>
    <style:style style:name="SicherungsschichtFrame.D2" style:family="table-cell">
      <style:table-cell-properties fo:padding="0.097cm" fo:border-left="0.05pt solid #000000" fo:border-right="0.05pt solid #000000" fo:border-top="none" fo:border-bottom="0.05pt solid #000000"/>
    </style:style>
    <style:style style:name="BeimSniffingAnfallendeGerätedaten" style:family="table">
      <style:table-properties style:width="17.009cm" fo:margin-left="0cm" table:align="left" fo:keep-with-next="always"/>
    </style:style>
    <style:style style:name="BeimSniffingAnfallendeGerätedaten.A" style:family="table-column">
      <style:table-column-properties style:column-width="6.502cm"/>
    </style:style>
    <style:style style:name="BeimSniffingAnfallendeGerätedaten.B" style:family="table-column">
      <style:table-column-properties style:column-width="10.507cm"/>
    </style:style>
    <style:style style:name="BeimSniffingAnfallendeGerätedaten.A1" style:family="table-cell">
      <style:table-cell-properties fo:padding="0.097cm" fo:border-left="0.05pt solid #000000" fo:border-right="none" fo:border-top="0.05pt solid #000000" fo:border-bottom="0.05pt solid #000000"/>
    </style:style>
    <style:style style:name="BeimSniffingAnfallendeGerätedaten.B1" style:family="table-cell">
      <style:table-cell-properties fo:padding="0.097cm" fo:border-left="none" fo:border-right="0.05pt solid #000000" fo:border-top="0.05pt solid #000000" fo:border-bottom="0.05pt solid #000000"/>
    </style:style>
    <style:style style:name="BeimSniffingAnfallendeGerätedaten.A2" style:family="table-cell">
      <style:table-cell-properties fo:padding="0.097cm" fo:border-left="0.05pt solid #000000" fo:border-right="none" fo:border-top="none" fo:border-bottom="0.05pt solid #000000"/>
    </style:style>
    <style:style style:name="BeimSniffingAnfallendeGerätedaten.B2"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justify" style:justify-single-word="false"/>
      <style:text-properties style:font-name="Arial" officeooo:rsid="000e08cc" officeooo:paragraph-rsid="005c4098"/>
    </style:style>
    <style:style style:name="P2" style:family="paragraph" style:parent-style-name="Text_20_body">
      <style:paragraph-properties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style:font-name="Arial"/>
    </style:style>
    <style:style style:name="P5" style:family="paragraph" style:parent-style-name="Standard">
      <style:paragraph-properties fo:line-height="100%" fo:text-align="start" style:justify-single-word="false"/>
      <style:text-properties style:font-name="Arial" officeooo:paragraph-rsid="007787d1"/>
    </style:style>
    <style:style style:name="P6" style:family="paragraph" style:parent-style-name="Standard">
      <style:text-properties style:font-name="Arial" officeooo:rsid="000e08cc" officeooo:paragraph-rsid="000e08cc"/>
    </style:style>
    <style:style style:name="P7" style:family="paragraph" style:parent-style-name="Standard">
      <style:text-properties style:font-name="Arial" officeooo:rsid="000e08cc" officeooo:paragraph-rsid="0055ecc3"/>
    </style:style>
    <style:style style:name="P8" style:family="paragraph" style:parent-style-name="Standard">
      <style:paragraph-properties fo:text-align="justify" style:justify-single-word="false"/>
      <style:text-properties style:font-name="Arial" officeooo:rsid="000e08cc" officeooo:paragraph-rsid="003c8298"/>
    </style:style>
    <style:style style:name="P9" style:family="paragraph" style:parent-style-name="Standard">
      <style:paragraph-properties fo:text-align="justify" style:justify-single-word="false"/>
      <style:text-properties style:font-name="Arial" officeooo:rsid="000e08cc" officeooo:paragraph-rsid="000e08cc"/>
    </style:style>
    <style:style style:name="P10" style:family="paragraph" style:parent-style-name="Standard">
      <style:paragraph-properties fo:text-align="justify" style:justify-single-word="false"/>
      <style:text-properties style:font-name="Arial" officeooo:rsid="000e08cc" officeooo:paragraph-rsid="00490684"/>
    </style:style>
    <style:style style:name="P11" style:family="paragraph" style:parent-style-name="Standard">
      <style:paragraph-properties fo:text-align="justify" style:justify-single-word="false"/>
      <style:text-properties style:font-name="Arial" officeooo:rsid="000e08cc" officeooo:paragraph-rsid="005c4098"/>
    </style:style>
    <style:style style:name="P12" style:family="paragraph" style:parent-style-name="Standard">
      <style:text-properties style:font-name="Arial" officeooo:rsid="000cf041" officeooo:paragraph-rsid="000cf041"/>
    </style:style>
    <style:style style:name="P13" style:family="paragraph" style:parent-style-name="Standard">
      <style:text-properties style:font-name="Arial" officeooo:paragraph-rsid="005731a2"/>
    </style:style>
    <style:style style:name="P14" style:family="paragraph" style:parent-style-name="Standard">
      <style:text-properties style:font-name="Arial" officeooo:rsid="005b1d9d" officeooo:paragraph-rsid="005b1d9d"/>
    </style:style>
    <style:style style:name="P15" style:family="paragraph" style:parent-style-name="Standard">
      <style:text-properties style:font-name="Arial" officeooo:paragraph-rsid="005c4098"/>
    </style:style>
    <style:style style:name="P16" style:family="paragraph" style:parent-style-name="Standard">
      <style:text-properties style:font-name="Arial" fo:font-size="12pt" officeooo:rsid="005c4098" style:font-size-asian="12pt" style:font-size-complex="12pt"/>
    </style:style>
    <style:style style:name="P17" style:family="paragraph" style:parent-style-name="Standard">
      <style:text-properties style:font-name="Arial" fo:font-size="10pt" officeooo:rsid="005535c2" officeooo:paragraph-rsid="005731a2" style:font-size-asian="10pt" style:font-size-complex="10pt"/>
    </style:style>
    <style:style style:name="P18" style:family="paragraph" style:parent-style-name="Standard">
      <style:text-properties style:font-name="Arial" officeooo:rsid="00431d0e" officeooo:paragraph-rsid="00431d0e"/>
    </style:style>
    <style:style style:name="P19" style:family="paragraph" style:parent-style-name="Standard">
      <style:text-properties style:font-name="Arial" officeooo:rsid="004351ca" officeooo:paragraph-rsid="004351ca"/>
    </style:style>
    <style:style style:name="P20" style:family="paragraph" style:parent-style-name="Standard">
      <style:text-properties style:font-name="Arial" officeooo:rsid="0046a21f" officeooo:paragraph-rsid="0046a21f"/>
    </style:style>
    <style:style style:name="P21" style:family="paragraph" style:parent-style-name="Standard">
      <style:paragraph-properties fo:text-align="justify" style:justify-single-word="false"/>
      <style:text-properties style:font-name="Arial" officeooo:rsid="003c8298" officeooo:paragraph-rsid="003c8298"/>
    </style:style>
    <style:style style:name="P22" style:family="paragraph" style:parent-style-name="Standard">
      <style:paragraph-properties fo:text-align="justify" style:justify-single-word="false"/>
      <style:text-properties style:font-name="Arial" officeooo:rsid="003dfe3f" officeooo:paragraph-rsid="003dfe3f"/>
    </style:style>
    <style:style style:name="P23" style:family="paragraph" style:parent-style-name="Standard">
      <style:paragraph-properties fo:text-align="justify" style:justify-single-word="false"/>
      <style:text-properties style:font-name="Arial" officeooo:rsid="003ee914" officeooo:paragraph-rsid="003ee914"/>
    </style:style>
    <style:style style:name="P24" style:family="paragraph" style:parent-style-name="Standard">
      <style:paragraph-properties fo:text-align="justify" style:justify-single-word="false"/>
      <style:text-properties style:font-name="Arial" officeooo:rsid="000f094c" officeooo:paragraph-rsid="000f094c"/>
    </style:style>
    <style:style style:name="P25" style:family="paragraph" style:parent-style-name="Standard">
      <style:paragraph-properties fo:text-align="justify" style:justify-single-word="false"/>
      <style:text-properties style:font-name="Arial" officeooo:rsid="001468cf" officeooo:paragraph-rsid="001468cf"/>
    </style:style>
    <style:style style:name="P26" style:family="paragraph" style:parent-style-name="Standard">
      <style:paragraph-properties fo:text-align="justify" style:justify-single-word="false"/>
      <style:text-properties style:font-name="Arial" officeooo:rsid="00147d49" officeooo:paragraph-rsid="00157625"/>
    </style:style>
    <style:style style:name="P27" style:family="paragraph" style:parent-style-name="Standard">
      <style:paragraph-properties fo:text-align="justify" style:justify-single-word="false"/>
      <style:text-properties style:font-name="Arial" officeooo:rsid="00157625" officeooo:paragraph-rsid="00157625"/>
    </style:style>
    <style:style style:name="P28" style:family="paragraph" style:parent-style-name="Standard">
      <style:paragraph-properties fo:text-align="justify" style:justify-single-word="false"/>
      <style:text-properties style:font-name="Arial" officeooo:rsid="00170dc1" officeooo:paragraph-rsid="00170dc1"/>
    </style:style>
    <style:style style:name="P29" style:family="paragraph" style:parent-style-name="Standard">
      <style:paragraph-properties fo:text-align="justify" style:justify-single-word="false"/>
      <style:text-properties style:font-name="Arial" officeooo:rsid="0021a866" officeooo:paragraph-rsid="0021a866"/>
    </style:style>
    <style:style style:name="P30" style:family="paragraph" style:parent-style-name="Standard">
      <style:paragraph-properties fo:text-align="justify" style:justify-single-word="false"/>
      <style:text-properties style:font-name="Arial" officeooo:rsid="0025b5a2" officeooo:paragraph-rsid="0025b5a2"/>
    </style:style>
    <style:style style:name="P31" style:family="paragraph" style:parent-style-name="Standard">
      <style:paragraph-properties fo:text-align="justify" style:justify-single-word="false"/>
      <style:text-properties style:font-name="Arial" officeooo:rsid="00292143" officeooo:paragraph-rsid="0025b5a2"/>
    </style:style>
    <style:style style:name="P32" style:family="paragraph" style:parent-style-name="Standard">
      <style:paragraph-properties fo:text-align="justify" style:justify-single-word="false"/>
      <style:text-properties style:font-name="Arial" officeooo:rsid="00292143" officeooo:paragraph-rsid="00292143"/>
    </style:style>
    <style:style style:name="P33" style:family="paragraph" style:parent-style-name="Standard">
      <style:paragraph-properties fo:text-align="justify" style:justify-single-word="false"/>
      <style:text-properties style:font-name="Arial" officeooo:rsid="003326b7" officeooo:paragraph-rsid="003326b7"/>
    </style:style>
    <style:style style:name="P34" style:family="paragraph" style:parent-style-name="Standard">
      <style:paragraph-properties fo:text-align="justify" style:justify-single-word="false"/>
      <style:text-properties style:font-name="Arial" officeooo:rsid="0034b6b3" officeooo:paragraph-rsid="0034b6b3"/>
    </style:style>
    <style:style style:name="P35" style:family="paragraph" style:parent-style-name="Standard">
      <style:paragraph-properties fo:text-align="justify" style:justify-single-word="false"/>
      <style:text-properties style:font-name="Arial" officeooo:rsid="002a5775" officeooo:paragraph-rsid="002a5775"/>
    </style:style>
    <style:style style:name="P36" style:family="paragraph" style:parent-style-name="Standard">
      <style:paragraph-properties fo:text-align="justify" style:justify-single-word="false"/>
      <style:text-properties style:font-name="Arial" officeooo:rsid="002e1c74" officeooo:paragraph-rsid="002e1c74"/>
    </style:style>
    <style:style style:name="P37" style:family="paragraph" style:parent-style-name="Standard">
      <style:paragraph-properties fo:text-align="justify" style:justify-single-word="false"/>
      <style:text-properties style:font-name="Arial" officeooo:rsid="00490684" officeooo:paragraph-rsid="00490684"/>
    </style:style>
    <style:style style:name="P38" style:family="paragraph" style:parent-style-name="Standard">
      <style:paragraph-properties fo:text-align="justify" style:justify-single-word="false"/>
      <style:text-properties style:font-name="Arial" officeooo:rsid="00490684" officeooo:paragraph-rsid="000e08cc"/>
    </style:style>
    <style:style style:name="P39" style:family="paragraph" style:parent-style-name="Standard">
      <style:paragraph-properties fo:text-align="justify" style:justify-single-word="false"/>
      <style:text-properties style:font-name="Arial" officeooo:rsid="0049be56" officeooo:paragraph-rsid="0049be56"/>
    </style:style>
    <style:style style:name="P40" style:family="paragraph" style:parent-style-name="Standard">
      <style:paragraph-properties fo:text-align="justify" style:justify-single-word="false"/>
      <style:text-properties style:font-name="Arial" officeooo:rsid="004aa3a1" officeooo:paragraph-rsid="004aa3a1"/>
    </style:style>
    <style:style style:name="P41" style:family="paragraph" style:parent-style-name="Standard">
      <style:paragraph-properties fo:text-align="justify" style:justify-single-word="false"/>
      <style:text-properties style:font-name="Arial" officeooo:rsid="004aa3a1" officeooo:paragraph-rsid="004da466"/>
    </style:style>
    <style:style style:name="P42" style:family="paragraph" style:parent-style-name="Standard">
      <style:paragraph-properties fo:text-align="justify" style:justify-single-word="false"/>
      <style:text-properties style:font-name="Arial" officeooo:rsid="004aa3a1" officeooo:paragraph-rsid="000e08cc"/>
    </style:style>
    <style:style style:name="P43" style:family="paragraph" style:parent-style-name="Standard">
      <style:paragraph-properties fo:text-align="justify" style:justify-single-word="false"/>
      <style:text-properties style:font-name="Arial"/>
    </style:style>
    <style:style style:name="P44" style:family="paragraph" style:parent-style-name="Standard">
      <style:paragraph-properties fo:text-align="justify" style:justify-single-word="false"/>
      <style:text-properties style:font-name="Arial" officeooo:rsid="004da466" officeooo:paragraph-rsid="004da466"/>
    </style:style>
    <style:style style:name="P45" style:family="paragraph" style:parent-style-name="Standard">
      <style:paragraph-properties fo:text-align="justify" style:justify-single-word="false"/>
      <style:text-properties style:font-name="Arial" officeooo:rsid="000b06ff" officeooo:paragraph-rsid="000b06ff"/>
    </style:style>
    <style:style style:name="P46" style:family="paragraph" style:parent-style-name="Standard">
      <style:paragraph-properties fo:text-align="justify" style:justify-single-word="false"/>
      <style:text-properties style:font-name="Arial" officeooo:rsid="005fd9fc" officeooo:paragraph-rsid="005fd9fc"/>
    </style:style>
    <style:style style:name="P47" style:family="paragraph" style:parent-style-name="Standard">
      <style:paragraph-properties fo:text-align="justify" style:justify-single-word="false"/>
      <style:text-properties style:font-name="Arial" officeooo:rsid="0032b566" officeooo:paragraph-rsid="0032b566"/>
    </style:style>
    <style:style style:name="P48" style:family="paragraph" style:parent-style-name="Standard">
      <style:paragraph-properties fo:text-align="justify" style:justify-single-word="false"/>
      <style:text-properties style:font-name="Arial" officeooo:rsid="0062eb05" officeooo:paragraph-rsid="00643dda"/>
    </style:style>
    <style:style style:name="P49" style:family="paragraph" style:parent-style-name="Standard">
      <style:text-properties officeooo:rsid="000e08cc"/>
    </style:style>
    <style:style style:name="P50" style:family="paragraph" style:parent-style-name="Standard">
      <style:text-properties officeooo:rsid="000e08cc" officeooo:paragraph-rsid="003c8298"/>
    </style:style>
    <style:style style:name="P51" style:family="paragraph" style:parent-style-name="Standard">
      <style:text-properties officeooo:rsid="000e08cc" officeooo:paragraph-rsid="000e08cc"/>
    </style:style>
    <style:style style:name="P52" style:family="paragraph" style:parent-style-name="Standard">
      <style:text-properties officeooo:rsid="000e08cc" officeooo:paragraph-rsid="000bc594"/>
    </style:style>
    <style:style style:name="P53" style:family="paragraph" style:parent-style-name="Standard">
      <style:text-properties officeooo:rsid="000e08cc" officeooo:paragraph-rsid="0008afd8"/>
    </style:style>
    <style:style style:name="P54" style:family="paragraph" style:parent-style-name="Standard">
      <style:text-properties officeooo:rsid="000e08cc" officeooo:paragraph-rsid="0055ecc3"/>
    </style:style>
    <style:style style:name="P55" style:family="paragraph" style:parent-style-name="Standard">
      <style:text-properties officeooo:rsid="00157625" officeooo:paragraph-rsid="00157625"/>
    </style:style>
    <style:style style:name="P56" style:family="paragraph" style:parent-style-name="Standard">
      <style:text-properties officeooo:rsid="0025b5a2" officeooo:paragraph-rsid="0025b5a2"/>
    </style:style>
    <style:style style:name="P57" style:family="paragraph" style:parent-style-name="Standard">
      <style:text-properties officeooo:rsid="002a5775" officeooo:paragraph-rsid="0008afd8"/>
    </style:style>
    <style:style style:name="P58" style:family="paragraph" style:parent-style-name="Standard">
      <style:text-properties officeooo:rsid="00085fd7" officeooo:paragraph-rsid="00085fd7"/>
    </style:style>
    <style:style style:name="P59" style:family="paragraph" style:parent-style-name="Standard">
      <style:text-properties officeooo:rsid="0008afd8" officeooo:paragraph-rsid="0008afd8"/>
    </style:style>
    <style:style style:name="P60" style:family="paragraph" style:parent-style-name="Standard">
      <style:text-properties officeooo:rsid="0008afd8" officeooo:paragraph-rsid="005c4098"/>
    </style:style>
    <style:style style:name="P61" style:family="paragraph" style:parent-style-name="Standard">
      <style:text-properties officeooo:rsid="000b06ff" officeooo:paragraph-rsid="000b06ff"/>
    </style:style>
    <style:style style:name="P62" style:family="paragraph" style:parent-style-name="Standard">
      <style:text-properties officeooo:rsid="000bc594" officeooo:paragraph-rsid="000bc594"/>
    </style:style>
    <style:style style:name="P63" style:family="paragraph" style:parent-style-name="Standard">
      <style:text-properties officeooo:rsid="000bc594" officeooo:paragraph-rsid="000cf041"/>
    </style:style>
    <style:style style:name="P64" style:family="paragraph" style:parent-style-name="Standard">
      <style:text-properties officeooo:rsid="001468cf" officeooo:paragraph-rsid="001468cf"/>
    </style:style>
    <style:style style:name="P65" style:family="paragraph" style:parent-style-name="Standard">
      <style:text-properties officeooo:rsid="00147d49" officeooo:paragraph-rsid="00157625"/>
    </style:style>
    <style:style style:name="P66" style:family="paragraph" style:parent-style-name="Standard">
      <style:text-properties officeooo:paragraph-rsid="004294c6"/>
    </style:style>
    <style:style style:name="P67" style:family="paragraph" style:parent-style-name="Standard">
      <style:text-properties officeooo:rsid="00582262" officeooo:paragraph-rsid="005c4098"/>
    </style:style>
    <style:style style:name="P68" style:family="paragraph" style:parent-style-name="Standard">
      <style:paragraph-properties fo:text-align="justify" style:justify-single-word="false"/>
      <style:text-properties officeooo:paragraph-rsid="0069b16f"/>
    </style:style>
    <style:style style:name="P69" style:family="paragraph" style:parent-style-name="Standard">
      <style:paragraph-properties fo:text-align="justify" style:justify-single-word="false"/>
      <style:text-properties officeooo:paragraph-rsid="0069cb11"/>
    </style:style>
    <style:style style:name="P70" style:family="paragraph" style:parent-style-name="Standard">
      <style:paragraph-properties fo:text-align="justify" style:justify-single-word="false"/>
      <style:text-properties officeooo:paragraph-rsid="005fd9fc"/>
    </style:style>
    <style:style style:name="P71" style:family="paragraph" style:parent-style-name="Standard">
      <style:paragraph-properties fo:text-align="justify" style:justify-single-word="false"/>
      <style:text-properties officeooo:rsid="0069b16f" officeooo:paragraph-rsid="0069b16f"/>
    </style:style>
    <style:style style:name="P72" style:family="paragraph" style:parent-style-name="Text_20_body">
      <style:paragraph-properties fo:line-height="100%"/>
      <style:text-properties style:font-name="Arial" officeooo:paragraph-rsid="007787d1"/>
    </style:style>
    <style:style style:name="P73" style:family="paragraph" style:parent-style-name="Text_20_body">
      <style:paragraph-properties fo:text-align="justify" style:justify-single-word="false"/>
      <style:text-properties style:font-name="Arial" officeooo:rsid="002c4784" officeooo:paragraph-rsid="002c4784"/>
    </style:style>
    <style:style style:name="P74" style:family="paragraph" style:parent-style-name="Text_20_body">
      <style:text-properties style:font-name="Arial" officeooo:rsid="000e08cc" officeooo:paragraph-rsid="000e08cc"/>
    </style:style>
    <style:style style:name="P75" style:family="paragraph" style:parent-style-name="Text_20_body">
      <style:text-properties style:font-name="Arial" officeooo:paragraph-rsid="0073c411"/>
    </style:style>
    <style:style style:name="P76" style:family="paragraph" style:parent-style-name="Text_20_body">
      <style:text-properties style:font-name="Arial" officeooo:rsid="0073c411" officeooo:paragraph-rsid="0073c411"/>
    </style:style>
    <style:style style:name="P77" style:family="paragraph" style:parent-style-name="Text_20_body">
      <style:text-properties officeooo:rsid="000a80e8" officeooo:paragraph-rsid="000a80e8"/>
    </style:style>
    <style:style style:name="P78" style:family="paragraph" style:parent-style-name="Title">
      <style:text-properties officeooo:rsid="00085fd7" officeooo:paragraph-rsid="000e08cc"/>
    </style:style>
    <style:style style:name="P79" style:family="paragraph" style:parent-style-name="Title">
      <style:text-properties style:font-name="Arial" officeooo:rsid="00085fd7" officeooo:paragraph-rsid="000e08cc"/>
    </style:style>
    <style:style style:name="P80" style:family="paragraph" style:parent-style-name="Title">
      <style:text-properties style:font-name="Arial" officeooo:rsid="000e08cc" officeooo:paragraph-rsid="000e08cc"/>
    </style:style>
    <style:style style:name="P81" style:family="paragraph" style:parent-style-name="Footnote">
      <style:text-properties officeooo:rsid="00425d04" officeooo:paragraph-rsid="004294c6"/>
    </style:style>
    <style:style style:name="P82" style:family="paragraph" style:parent-style-name="Footnote">
      <style:text-properties officeooo:rsid="004da466" officeooo:paragraph-rsid="004da466"/>
    </style:style>
    <style:style style:name="P83" style:family="paragraph" style:parent-style-name="Footnote">
      <style:text-properties style:font-name="Arial" officeooo:rsid="005535c2" officeooo:paragraph-rsid="005535c2"/>
    </style:style>
    <style:style style:name="P84" style:family="paragraph" style:parent-style-name="Footnote">
      <style:text-properties style:font-name="Arial" officeooo:rsid="004294c6" officeooo:paragraph-rsid="004351ca"/>
    </style:style>
    <style:style style:name="P85" style:family="paragraph" style:parent-style-name="Footnote">
      <style:text-properties style:font-name="Arial" officeooo:rsid="0038346d" officeooo:paragraph-rsid="0038346d"/>
    </style:style>
    <style:style style:name="P86" style:family="paragraph" style:parent-style-name="Footnote">
      <style:text-properties style:font-name="Arial" officeooo:rsid="003c8298" officeooo:paragraph-rsid="003c8298"/>
    </style:style>
    <style:style style:name="P87" style:family="paragraph" style:parent-style-name="Footnote">
      <style:text-properties style:font-name="Arial" fo:font-size="10pt" officeooo:rsid="003c8298" officeooo:paragraph-rsid="00292143" style:font-size-asian="10pt" style:font-size-complex="10pt"/>
    </style:style>
    <style:style style:name="P88" style:family="paragraph" style:parent-style-name="Footnote">
      <style:text-properties style:font-name="Arial" officeooo:rsid="0035f209" officeooo:paragraph-rsid="0035f209"/>
    </style:style>
    <style:style style:name="P89" style:family="paragraph" style:parent-style-name="Footnote">
      <style:text-properties style:font-name="Arial" officeooo:rsid="0034b6b3" officeooo:paragraph-rsid="0034b6b3"/>
    </style:style>
    <style:style style:name="P90" style:family="paragraph" style:parent-style-name="Footnote">
      <style:text-properties style:font-name="Arial" officeooo:rsid="002ee6f5" officeooo:paragraph-rsid="002ee6f5"/>
    </style:style>
    <style:style style:name="P91" style:family="paragraph" style:parent-style-name="Footnote">
      <style:text-properties style:font-name="Arial" officeooo:rsid="004da466" officeooo:paragraph-rsid="004da466"/>
    </style:style>
    <style:style style:name="P92" style:family="paragraph" style:parent-style-name="Footnote">
      <style:text-properties style:font-name="Arial" officeooo:rsid="004bc9ed" officeooo:paragraph-rsid="004bc9ed"/>
    </style:style>
    <style:style style:name="P93" style:family="paragraph" style:parent-style-name="Footnote">
      <style:text-properties style:font-name="Arial" officeooo:rsid="006cadf0" officeooo:paragraph-rsid="006cadf0"/>
    </style:style>
    <style:style style:name="P94" style:family="paragraph" style:parent-style-name="Caption">
      <style:text-properties officeooo:rsid="000e08cc"/>
    </style:style>
    <style:style style:name="P95" style:family="paragraph" style:parent-style-name="Caption">
      <style:text-properties style:font-name="Arial"/>
    </style:style>
    <style:style style:name="P96" style:family="paragraph" style:parent-style-name="Table_20_Contents">
      <style:text-properties style:font-name="Arial" officeooo:rsid="001468cf" officeooo:paragraph-rsid="001468cf"/>
    </style:style>
    <style:style style:name="P97" style:family="paragraph" style:parent-style-name="Table_20_Contents">
      <style:text-properties style:font-name="Arial" officeooo:rsid="001468cf" officeooo:paragraph-rsid="00147d49"/>
    </style:style>
    <style:style style:name="P98" style:family="paragraph" style:parent-style-name="Table_20_Contents">
      <style:text-properties style:font-name="Arial" fo:font-weight="bold" officeooo:rsid="001468cf" officeooo:paragraph-rsid="001468cf" style:font-weight-asian="bold" style:font-weight-complex="bold"/>
    </style:style>
    <style:style style:name="P99" style:family="paragraph" style:parent-style-name="Table_20_Contents">
      <style:text-properties style:font-name="Arial" officeooo:rsid="00157625" officeooo:paragraph-rsid="00157625"/>
    </style:style>
    <style:style style:name="P100" style:family="paragraph" style:parent-style-name="Table_20_Contents">
      <style:text-properties style:font-name="Arial" officeooo:rsid="002c4784" officeooo:paragraph-rsid="002c4784"/>
    </style:style>
    <style:style style:name="P101" style:family="paragraph" style:parent-style-name="Table_20_Contents">
      <style:text-properties style:font-name="Arial" officeooo:rsid="002d2bfe" officeooo:paragraph-rsid="002d2bfe"/>
    </style:style>
    <style:style style:name="P102" style:family="paragraph" style:parent-style-name="Table_20_Contents">
      <style:text-properties style:font-name="Arial" officeooo:rsid="002dc5f1" officeooo:paragraph-rsid="002dc5f1"/>
    </style:style>
    <style:style style:name="P103" style:family="paragraph" style:parent-style-name="List_20_Paragraph">
      <style:paragraph-properties fo:text-align="justify" style:justify-single-word="false"/>
      <style:text-properties style:font-name="Arial"/>
    </style:style>
    <style:style style:name="P104" style:family="paragraph" style:parent-style-name="List_20_Paragraph">
      <style:paragraph-properties fo:margin-left="2.514cm" fo:margin-right="0cm" fo:text-align="justify" style:justify-single-word="false" fo:text-indent="0cm" style:auto-text-indent="false"/>
      <style:text-properties style:font-name="Arial"/>
    </style:style>
    <style:style style:name="P105" style:family="paragraph" style:parent-style-name="Table">
      <style:text-properties style:font-name="Arial" fo:font-size="10pt" style:font-size-asian="10pt" style:font-size-complex="10pt"/>
    </style:style>
    <style:style style:name="P106" style:family="paragraph" style:parent-style-name="Subtitle">
      <style:paragraph-properties fo:text-align="center" style:justify-single-word="false"/>
    </style:style>
    <style:style style:name="P107" style:family="paragraph" style:parent-style-name="Subtitle">
      <style:paragraph-properties fo:text-align="center" style:justify-single-word="false"/>
      <style:text-properties style:font-name="Arial" officeooo:rsid="0073c411" officeooo:paragraph-rsid="0073c411"/>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Contents_20_2">
      <style:paragraph-properties>
        <style:tab-stops>
          <style:tab-stop style:position="17cm" style:type="right" style:leader-style="dotted" style:leader-text="."/>
        </style:tab-stops>
      </style:paragraph-properties>
    </style:style>
    <style:style style:name="P110" style:family="paragraph" style:parent-style-name="Table_20_index_20_1">
      <style:paragraph-properties>
        <style:tab-stops>
          <style:tab-stop style:position="17cm" style:type="right" style:leader-style="dotted" style:leader-text="."/>
        </style:tab-stops>
      </style:paragraph-properties>
    </style:style>
    <style:style style:name="P111" style:family="paragraph" style:parent-style-name="Standard" style:list-style-name="L1">
      <style:paragraph-properties fo:text-align="justify" style:justify-single-word="false"/>
      <style:text-properties style:font-name="Arial" officeooo:rsid="0034b6b3" officeooo:paragraph-rsid="0034b6b3"/>
    </style:style>
    <style:style style:name="P112" style:family="paragraph" style:parent-style-name="Standard" style:list-style-name="L2">
      <style:paragraph-properties fo:text-align="justify" style:justify-single-word="false"/>
      <style:text-properties style:font-name="Arial" officeooo:rsid="004aa3a1" officeooo:paragraph-rsid="004c4ad1"/>
    </style:style>
    <style:style style:name="P113" style:family="paragraph" style:parent-style-name="Standard" style:list-style-name="L2">
      <style:paragraph-properties fo:text-align="justify" style:justify-single-word="false"/>
      <style:text-properties style:font-name="Arial" officeooo:paragraph-rsid="004c4ad1"/>
    </style:style>
    <style:style style:name="P114" style:family="paragraph" style:parent-style-name="Standard" style:list-style-name="L3">
      <style:paragraph-properties fo:text-align="justify" style:justify-single-word="false"/>
      <style:text-properties style:font-name="Arial" officeooo:paragraph-rsid="004c4ad1"/>
    </style:style>
    <style:style style:name="P115" style:family="paragraph" style:parent-style-name="Standard" style:list-style-name="L4">
      <style:paragraph-properties fo:text-align="justify" style:justify-single-word="false"/>
      <style:text-properties style:font-name="Arial"/>
    </style:style>
    <style:style style:name="P116" style:family="paragraph" style:parent-style-name="Standard" style:list-style-name="L3">
      <style:paragraph-properties fo:text-align="justify" style:justify-single-word="false"/>
      <style:text-properties style:font-name="Arial" officeooo:rsid="004bc9ed" officeooo:paragraph-rsid="004c4ad1"/>
    </style:style>
    <style:style style:name="P117" style:family="paragraph" style:parent-style-name="Standard">
      <style:paragraph-properties fo:text-align="justify" style:justify-single-word="false"/>
      <style:text-properties style:font-name="Arial" officeooo:rsid="000e08cc" officeooo:paragraph-rsid="005c4098"/>
    </style:style>
    <style:style style:name="P118" style:family="paragraph" style:parent-style-name="Standard" style:list-style-name="L5">
      <style:paragraph-properties fo:text-align="justify" style:justify-single-word="false"/>
      <style:text-properties style:font-name="Liberation Sans1" fo:font-size="12pt" officeooo:rsid="005fd9fc" officeooo:paragraph-rsid="005fd9fc" style:font-size-asian="12pt" style:font-size-complex="12pt"/>
    </style:style>
    <style:style style:name="P119" style:family="paragraph" style:parent-style-name="Standard" style:list-style-name="L5">
      <style:text-properties style:font-name="Liberation Sans1" fo:font-size="12pt" style:font-size-asian="12pt" style:font-size-complex="12pt"/>
    </style:style>
    <style:style style:name="P120" style:family="paragraph" style:parent-style-name="Standard">
      <style:paragraph-properties fo:text-align="justify" style:justify-single-word="false"/>
    </style:style>
    <style:style style:name="P121" style:family="paragraph" style:parent-style-name="Standard">
      <style:paragraph-properties fo:text-align="justify" style:justify-single-word="false"/>
      <style:text-properties officeooo:paragraph-rsid="007be20c"/>
    </style:style>
    <style:style style:name="P122" style:family="paragraph" style:parent-style-name="Standard">
      <style:paragraph-properties fo:margin-left="1.251cm" fo:margin-right="0cm" fo:text-align="justify" style:justify-single-word="false" fo:text-indent="0cm" style:auto-text-indent="false"/>
      <style:text-properties fo:font-style="italic" style:font-style-asian="italic" style:font-style-complex="italic"/>
    </style:style>
    <style:style style:name="P123" style:family="paragraph" style:parent-style-name="Text_20_body">
      <style:paragraph-properties fo:text-align="justify" style:justify-single-word="false"/>
      <style:text-properties style:font-name="Arial"/>
    </style:style>
    <style:style style:name="P124" style:family="paragraph" style:parent-style-name="Text_20_body">
      <style:paragraph-properties fo:text-align="justify" style:justify-single-word="false"/>
    </style:style>
    <style:style style:name="P125" style:family="paragraph" style:parent-style-name="Text_20_body">
      <style:paragraph-properties fo:margin-left="1.251cm" fo:margin-right="0cm" fo:text-align="justify" style:justify-single-word="false" fo:text-indent="0cm" style:auto-text-indent="false"/>
      <style:text-properties style:font-name="Arial" fo:font-style="italic" style:font-style-asian="italic" style:font-style-complex="italic"/>
    </style:style>
    <style:style style:name="P126" style:family="paragraph" style:parent-style-name="Heading_20_1">
      <style:paragraph-properties fo:break-before="page"/>
    </style:style>
    <style:style style:name="P127" style:family="paragraph" style:parent-style-name="Title" style:master-page-name="First_20_Page">
      <style:paragraph-properties style:page-number="auto"/>
      <style:text-properties officeooo:rsid="00085fd7" officeooo:paragraph-rsid="000e08cc"/>
    </style:style>
    <style:style style:name="P128" style:family="paragraph" style:parent-style-name="Heading_20_2">
      <style:text-properties officeooo:rsid="005c4098" officeooo:paragraph-rsid="005c4098"/>
    </style:style>
    <style:style style:name="P129" style:family="paragraph" style:parent-style-name="Heading_20_2">
      <style:text-properties style:font-name="Arial"/>
    </style:style>
    <style:style style:name="P130" style:family="paragraph" style:parent-style-name="List_20_Paragraph" style:list-style-name="WWNum1">
      <style:paragraph-properties fo:text-align="justify" style:justify-single-word="false"/>
      <style:text-properties style:font-name="Arial"/>
    </style:style>
    <style:style style:name="P131" style:family="paragraph" style:parent-style-name="Table_20_index_20_heading" style:master-page-name="Standard">
      <style:paragraph-properties style:page-number="1"/>
    </style:style>
    <style:style style:name="P1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officeooo:rsid="000e08cc"/>
    </style:style>
    <style:style style:name="T2" style:family="text">
      <style:text-properties officeooo:rsid="0027829d"/>
    </style:style>
    <style:style style:name="T3" style:family="text">
      <style:text-properties officeooo:rsid="000e08cc"/>
    </style:style>
    <style:style style:name="T4" style:family="text">
      <style:text-properties officeooo:rsid="000bc594"/>
    </style:style>
    <style:style style:name="T5" style:family="text">
      <style:text-properties officeooo:rsid="0013a840"/>
    </style:style>
    <style:style style:name="T6" style:family="text">
      <style:text-properties officeooo:rsid="00147d49"/>
    </style:style>
    <style:style style:name="T7" style:family="text">
      <style:text-properties officeooo:rsid="00157625"/>
    </style:style>
    <style:style style:name="T8" style:family="text">
      <style:text-properties fo:font-weight="bold" style:font-weight-asian="bold" style:font-weight-complex="bold"/>
    </style:style>
    <style:style style:name="T9" style:family="text">
      <style:text-properties officeooo:rsid="00159e93"/>
    </style:style>
    <style:style style:name="T10" style:family="text">
      <style:text-properties officeooo:rsid="0019e582"/>
    </style:style>
    <style:style style:name="T11" style:family="text">
      <style:text-properties officeooo:rsid="001a6f01"/>
    </style:style>
    <style:style style:name="T12" style:family="text">
      <style:text-properties officeooo:rsid="0022687a"/>
    </style:style>
    <style:style style:name="T13" style:family="text">
      <style:text-properties officeooo:rsid="002c4784"/>
    </style:style>
    <style:style style:name="T14" style:family="text">
      <style:text-properties officeooo:rsid="002d2bfe"/>
    </style:style>
    <style:style style:name="T15" style:family="text">
      <style:text-properties officeooo:rsid="002dc5f1"/>
    </style:style>
    <style:style style:name="T16" style:family="text">
      <style:text-properties officeooo:rsid="002ee6f5"/>
    </style:style>
    <style:style style:name="T17" style:family="text">
      <style:text-properties officeooo:rsid="002fd0e7"/>
    </style:style>
    <style:style style:name="T18" style:family="text">
      <style:text-properties officeooo:rsid="0032b566"/>
    </style:style>
    <style:style style:name="T19" style:family="text">
      <style:text-properties officeooo:rsid="0035f209"/>
    </style:style>
    <style:style style:name="T20" style:family="text">
      <style:text-properties officeooo:rsid="00367c0f"/>
    </style:style>
    <style:style style:name="T21" style:family="text">
      <style:text-properties officeooo:rsid="00374ef7"/>
    </style:style>
    <style:style style:name="T22" style:family="text">
      <style:text-properties officeooo:rsid="0038346d"/>
    </style:style>
    <style:style style:name="T23" style:family="text">
      <style:text-properties officeooo:rsid="003ee914"/>
    </style:style>
    <style:style style:name="T24" style:family="text">
      <style:text-properties officeooo:rsid="004351ca"/>
    </style:style>
    <style:style style:name="T25" style:family="text">
      <style:text-properties officeooo:rsid="0046a21f"/>
    </style:style>
    <style:style style:name="T26" style:family="text">
      <style:text-properties officeooo:rsid="0047ecba"/>
    </style:style>
    <style:style style:name="T27" style:family="text">
      <style:text-properties officeooo:rsid="0049be56"/>
    </style:style>
    <style:style style:name="T28" style:family="text">
      <style:text-properties officeooo:rsid="004a97be"/>
    </style:style>
    <style:style style:name="T29" style:family="text">
      <style:text-properties officeooo:rsid="004aa3a1"/>
    </style:style>
    <style:style style:name="T30" style:family="text">
      <style:text-properties officeooo:rsid="004bc9ed"/>
    </style:style>
    <style:style style:name="T31" style:family="text">
      <style:text-properties officeooo:rsid="004da466"/>
    </style:style>
    <style:style style:name="T32" style:family="text">
      <style:text-properties officeooo:rsid="004f399e"/>
    </style:style>
    <style:style style:name="T33" style:family="text">
      <style:text-properties officeooo:rsid="00518d7e"/>
    </style:style>
    <style:style style:name="T34" style:family="text">
      <style:text-properties officeooo:rsid="00523860"/>
    </style:style>
    <style:style style:name="T35" style:family="text">
      <style:text-properties officeooo:rsid="0055ecc3"/>
    </style:style>
    <style:style style:name="T36" style:family="text">
      <style:text-properties officeooo:rsid="005731a2"/>
    </style:style>
    <style:style style:name="T37" style:family="text">
      <style:text-properties officeooo:rsid="005ac00e"/>
    </style:style>
    <style:style style:name="T38" style:family="text">
      <style:text-properties officeooo:rsid="005c0dab"/>
    </style:style>
    <style:style style:name="T39" style:family="text">
      <style:text-properties officeooo:rsid="005c4098"/>
    </style:style>
    <style:style style:name="T40" style:family="text">
      <style:text-properties fo:font-size="12pt" style:font-size-asian="12pt" style:font-size-complex="12pt"/>
    </style:style>
    <style:style style:name="T41" style:family="text">
      <style:text-properties fo:font-size="12pt" officeooo:rsid="005c4098" style:font-size-asian="12pt" style:font-size-complex="12pt"/>
    </style:style>
    <style:style style:name="T42" style:family="text">
      <style:text-properties style:font-name="Arial"/>
    </style:style>
    <style:style style:name="T43" style:family="text">
      <style:text-properties style:font-name="Arial" fo:font-size="10pt" style:font-size-asian="10pt" style:font-size-complex="10pt"/>
    </style:style>
    <style:style style:name="T44" style:family="text">
      <style:text-properties style:font-name="Arial" officeooo:rsid="005fd9fc"/>
    </style:style>
    <style:style style:name="T45" style:family="text">
      <style:text-properties style:font-name="Arial" officeooo:rsid="0062eb05"/>
    </style:style>
    <style:style style:name="T46" style:family="text">
      <style:text-properties style:font-name="Arial" officeooo:rsid="00643dda"/>
    </style:style>
    <style:style style:name="T47" style:family="text">
      <style:text-properties style:font-name="Arial" officeooo:rsid="006632af"/>
    </style:style>
    <style:style style:name="T48" style:family="text">
      <style:text-properties style:font-name="Arial" officeooo:rsid="0066ae8e"/>
    </style:style>
    <style:style style:name="T49" style:family="text">
      <style:text-properties style:font-name="Arial" officeooo:rsid="00681366"/>
    </style:style>
    <style:style style:name="T50" style:family="text">
      <style:text-properties style:font-name="Arial" officeooo:rsid="0068f423"/>
    </style:style>
    <style:style style:name="T51" style:family="text">
      <style:text-properties style:font-name="Arial" officeooo:rsid="0069b16f"/>
    </style:style>
    <style:style style:name="T52" style:family="text">
      <style:text-properties style:font-name="Arial" officeooo:rsid="0069cb11"/>
    </style:style>
    <style:style style:name="T53" style:family="text">
      <style:text-properties style:font-name="Arial" officeooo:rsid="006cadf0"/>
    </style:style>
    <style:style style:name="T54" style:family="text">
      <style:text-properties style:font-name="Arial" officeooo:rsid="00704014"/>
    </style:style>
    <style:style style:name="T55" style:family="text">
      <style:text-properties style:font-name="Arial" officeooo:rsid="000e08cc"/>
    </style:style>
    <style:style style:name="T56" style:family="text">
      <style:text-properties fo:font-size="10pt" style:font-size-asian="10pt" style:font-size-complex="10pt"/>
    </style:style>
    <style:style style:name="T57" style:family="text">
      <style:text-properties officeooo:rsid="005ed23f"/>
    </style:style>
    <style:style style:name="T58" style:family="text">
      <style:text-properties officeooo:rsid="0062eb05"/>
    </style:style>
    <style:style style:name="T59" style:family="text">
      <style:text-properties officeooo:rsid="0073c411"/>
    </style:style>
    <style:style style:name="T60" style:family="text">
      <style:text-properties style:font-name="Arial"/>
    </style:style>
    <style:style style:name="T61" style:family="text">
      <style:text-properties fo:font-weight="normal" style:font-weight-asian="normal" style:font-weight-complex="normal"/>
    </style:style>
    <style:style style:name="T62" style:family="text">
      <style:text-properties officeooo:rsid="007be20c"/>
    </style:style>
    <style:style style:name="T6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77382472" text:id="ct177382472">
          <text:insertion>
            <office:change-info>
              <dc:creator>marc </dc:creator>
              <dc:date>2017-03-14T13:39:00</dc:date>
            </office:change-info>
          </text:insertion>
        </text:changed-region>
        <text:changed-region xml:id="ct177393296" text:id="ct177393296">
          <text:insertion>
            <office:change-info>
              <dc:creator>marc </dc:creator>
              <dc:date>2017-03-12T16:16:00</dc:date>
            </office:change-info>
          </text:insertion>
        </text:changed-region>
        <text:changed-region xml:id="ct177580904" text:id="ct177580904">
          <text:insertion>
            <office:change-info>
              <dc:creator>marc </dc:creator>
              <dc:date>2017-03-14T12:21:00</dc:date>
            </office:change-info>
          </text:insertion>
        </text:changed-region>
        <text:changed-region xml:id="ct201191312" text:id="ct201191312">
          <text:insertion>
            <office:change-info>
              <dc:creator>marc </dc:creator>
              <dc:date>2017-03-14T20:34:00</dc:date>
            </office:change-info>
          </text:insertion>
        </text:changed-region>
        <text:changed-region xml:id="ct201047504" text:id="ct201047504">
          <text:deletion>
            <office:change-info>
              <dc:creator>marc </dc:creator>
              <dc:date>2017-03-14T20:34:00</dc:date>
            </office:change-info>
            <text:p text:style-name="P1">Datenschutzgesetzt.</text:p>
          </text:deletion>
        </text:changed-region>
        <text:changed-region xml:id="ct182014976" text:id="ct182014976">
          <text:insertion>
            <office:change-info>
              <dc:creator>marc </dc:creator>
              <dc:date>2017-03-14T20:27:00</dc:date>
            </office:change-info>
          </text:insertion>
        </text:changed-region>
        <text:changed-region xml:id="ct203234576" text:id="ct203234576">
          <text:insertion>
            <office:change-info>
              <dc:creator>marc </dc:creator>
              <dc:date>2017-03-14T20:28:00</dc:date>
            </office:change-info>
          </text:insertion>
        </text:changed-region>
        <text:changed-region xml:id="ct205075240" text:id="ct205075240">
          <text:insertion>
            <office:change-info>
              <dc:creator>marc </dc:creator>
              <dc:date>2017-03-14T20:27:00</dc:date>
            </office:change-info>
          </text:insertion>
        </text:changed-region>
        <text:changed-region xml:id="ct203739528" text:id="ct203739528">
          <text:insertion>
            <office:change-info>
              <dc:creator>marc </dc:creator>
              <dc:date>2017-03-14T20:28:00</dc:date>
            </office:change-info>
          </text:insertion>
        </text:changed-region>
        <text:changed-region xml:id="ct205648296" text:id="ct205648296">
          <text:insertion>
            <office:change-info>
              <dc:creator>marc </dc:creator>
              <dc:date>2017-03-14T20:27:00</dc:date>
            </office:change-info>
          </text:insertion>
        </text:changed-region>
        <text:changed-region xml:id="ct203357416" text:id="ct203357416">
          <text:deletion>
            <office:change-info>
              <dc:creator>marc </dc:creator>
              <dc:date>2017-03-14T20:32:00</dc:date>
            </office:change-info>
            <text:p text:style-name="P2"><text:span text:style-name="T1">Lorem ipsum</text:span></text:p>
          </text:deletion>
        </text:changed-region>
        <text:changed-region xml:id="ct186818912" text:id="ct186818912">
          <text:insertion>
            <office:change-info>
              <dc:creator>marc </dc:creator>
              <dc:date>2017-03-14T20:32:00</dc:date>
            </office:change-info>
          </text:insertion>
        </text:changed-region>
        <text:changed-region xml:id="ct194183264" text:id="ct194183264">
          <text:insertion>
            <office:change-info>
              <dc:creator>marc </dc:creator>
              <dc:date>2017-03-14T20:29:00</dc:date>
            </office:change-info>
          </text:insertion>
        </text:changed-region>
        <text:changed-region xml:id="ct177583432" text:id="ct177583432">
          <text:insertion>
            <office:change-info>
              <dc:creator>marc </dc:creator>
              <dc:date>2017-03-14T20:30:00</dc:date>
            </office:change-info>
          </text:insertion>
        </text:changed-region>
        <text:changed-region xml:id="ct205094608" text:id="ct205094608">
          <text:deletion>
            <office:change-info>
              <dc:creator>marc </dc:creator>
              <dc:date>2017-03-14T20:29:00</dc:date>
            </office:change-info>
            <text:p text:style-name="P3"><text:span text:style-name="T1">Lorem ipsum</text:span></text:p>
          </text:deletion>
        </text:changed-region>
        <text:changed-region xml:id="ct177700168" text:id="ct177700168">
          <text:insertion>
            <office:change-info>
              <dc:creator>marc </dc:creator>
              <dc:date>2017-03-12T15:47:00</dc:date>
            </office:change-info>
          </text:insertion>
        </text:changed-region>
        <text:changed-region xml:id="ct177709728" text:id="ct177709728">
          <text:insertion>
            <office:change-info>
              <dc:creator>marc </dc:creator>
              <dc:date>2017-03-12T15:48:00</dc:date>
            </office:change-info>
          </text:insertion>
        </text:changed-region>
        <text:changed-region xml:id="ct177710888" text:id="ct177710888">
          <text:insertion>
            <office:change-info>
              <dc:creator>marc </dc:creator>
              <dc:date>2017-03-12T15:41:00</dc:date>
            </office:change-info>
          </text:insertion>
        </text:changed-region>
        <text:changed-region xml:id="ct177712848" text:id="ct177712848">
          <text:insertion>
            <office:change-info>
              <dc:creator>marc </dc:creator>
              <dc:date>2017-03-12T15:42:00</dc:date>
            </office:change-info>
          </text:insertion>
        </text:changed-region>
        <text:changed-region xml:id="ct177717648" text:id="ct177717648">
          <text:insertion>
            <office:change-info>
              <dc:creator>marc </dc:creator>
              <dc:date>2017-03-12T15:43:00</dc:date>
            </office:change-info>
          </text:insertion>
        </text:changed-region>
        <text:changed-region xml:id="ct177718304" text:id="ct177718304">
          <text:insertion>
            <office:change-info>
              <dc:creator>marc </dc:creator>
              <dc:date>2017-03-12T15:44:00</dc:date>
            </office:change-info>
          </text:insertion>
        </text:changed-region>
        <text:changed-region xml:id="ct177298224" text:id="ct177298224">
          <text:insertion>
            <office:change-info>
              <dc:creator>marc </dc:creator>
              <dc:date>2017-03-14T12: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
      <text:p text:style-name="P78"/>
      <text:p text:style-name="P78"/>
      <text:p text:style-name="P106">Datenschutzprojekt</text:p>
      <text:p text:style-name="P79">Geolocation Sniffing </text:p>
      <text:p text:style-name="P80">aus Datenschutzsicht</text:p>
      <text:p text:style-name="P74"/>
      <text:p text:style-name="P107">WS 2016 / 2017</text:p>
      <text:p text:style-name="P74"/>
      <text:p text:style-name="P74"/>
      <text:p text:style-name="P74"/>
      <text:p text:style-name="P74"/>
      <text:p text:style-name="P74"/>
      <text:p text:style-name="P74"/>
      <text:p text:style-name="P74"/>
      <text:p text:style-name="P74"/>
      <text:p text:style-name="P74"/>
      <text:p text:style-name="P74"/>
      <text:p text:style-name="P75"><text:span text:style-name="T59">Autoren:<text:tab/><text:tab/></text:span>Marcel von Döringk</text:p>
      <text:p text:style-name="P75"><text:tab/><text:tab/><text:tab/>Marc-André Kasper</text:p>
      <text:p text:style-name="P75"><text:tab/><text:tab/><text:tab/>Leonid Ryvkin</text:p>
      <text:p text:style-name="P75"/>
      <text:p text:style-name="P75"><text:span text:style-name="T59">Prüfer:<text:tab/><text:tab/></text:span><text:span text:style-name="T40">Kai-Uwe Loser</text:span></text:p>
      <text:p text:style-name="P75"><text:span text:style-name="T59"><text:tab/><text:tab/><text:tab/></text:span>Christopher Lentzsch</text:p>
      <text:p text:style-name="P75"/>
      <text:p text:style-name="P76">Abgabedatum: <text:tab/>15.03.2017</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08"><text:a xlink:type="simple" xlink:href="#__RefHeading___Toc105_558926093" text:style-name="Index_20_Link" text:visited-style-name="Index_20_Link">Einleitung<text:tab/>2</text:a></text:p>
          <text:p text:style-name="P109"><text:a xlink:type="simple" xlink:href="#__RefHeading___Toc110_558926093" text:style-name="Index_20_Link" text:visited-style-name="Index_20_Link">Passagierbewegungen an Flughäfen<text:tab/>2</text:a></text:p>
          <text:p text:style-name="P109"><text:a xlink:type="simple" xlink:href="#__RefHeading___Toc112_558926093" text:style-name="Index_20_Link" text:visited-style-name="Index_20_Link">Kundenüberwachung in Supermärkten<text:tab/>2</text:a></text:p>
          <text:p text:style-name="P109"><text:a xlink:type="simple" xlink:href="#__RefHeading___Toc114_558926093" text:style-name="Index_20_Link" text:visited-style-name="Index_20_Link">Passanten-Tracking im öffentlichen Raum<text:tab/>3</text:a></text:p>
          <text:p text:style-name="P108"><text:a xlink:type="simple" xlink:href="#__RefHeading___Toc116_558926093" text:style-name="Index_20_Link" text:visited-style-name="Index_20_Link">Tracking-Mechanismen eines Smartphones<text:tab/>4</text:a></text:p>
          <text:p text:style-name="P109"><text:a xlink:type="simple" xlink:href="#__RefHeading___Toc118_558926093" text:style-name="Index_20_Link" text:visited-style-name="Index_20_Link">Global Positioning System (GPS)<text:tab/>4</text:a></text:p>
          <text:p text:style-name="P109"><text:a xlink:type="simple" xlink:href="#__RefHeading___Toc120_558926093" text:style-name="Index_20_Link" text:visited-style-name="Index_20_Link">WLAN<text:tab/>4</text:a></text:p>
          <text:p text:style-name="P109"><text:a xlink:type="simple" xlink:href="#__RefHeading___Toc122_558926093" text:style-name="Index_20_Link" text:visited-style-name="Index_20_Link">Global System for Mobile Communication (GSM)<text:tab/>6</text:a></text:p>
          <text:p text:style-name="P109"><text:a xlink:type="simple" xlink:href="#__RefHeading___Toc124_558926093" text:style-name="Index_20_Link" text:visited-style-name="Index_20_Link">Beacons (Bluetooth)<text:tab/>7</text:a></text:p>
          <text:p text:style-name="P108"><text:a xlink:type="simple" xlink:href="#__RefHeading___Toc126_558926093" text:style-name="Index_20_Link" text:visited-style-name="Index_20_Link">Gewonnene Persönliche Daten<text:tab/>8</text:a></text:p>
          <text:p text:style-name="P109"><text:a xlink:type="simple" xlink:href="#__RefHeading___Toc128_558926093" text:style-name="Index_20_Link" text:visited-style-name="Index_20_Link">Technische Daten<text:tab/>8</text:a></text:p>
          <text:p text:style-name="P109"><text:a xlink:type="simple" xlink:href="#__RefHeading___Toc130_558926093" text:style-name="Index_20_Link" text:visited-style-name="Index_20_Link">Persönliche Daten<text:tab/>8</text:a></text:p>
          <text:p text:style-name="P108"><text:a xlink:type="simple" xlink:href="#__RefHeading___Toc132_558926093" text:style-name="Index_20_Link" text:visited-style-name="Index_20_Link">Gesellschaftliche Auswirkungen<text:tab/>9</text:a></text:p>
          <text:p text:style-name="P109"><text:a xlink:type="simple" xlink:href="#__RefHeading___Toc134_558926093" text:style-name="Index_20_Link" text:visited-style-name="Index_20_Link">Einfluss auf die Gesellschaft und das Verhalten überwachter Personen<text:tab/>9</text:a></text:p>
          <text:p text:style-name="P109"><text:a xlink:type="simple" xlink:href="#__RefHeading___Toc136_558926093" text:style-name="Index_20_Link" text:visited-style-name="Index_20_Link">Verhalten der Überwacher<text:tab/>9</text:a></text:p>
          <text:p text:style-name="P109"><text:a xlink:type="simple" xlink:href="#__RefHeading___Toc138_558926093" text:style-name="Index_20_Link" text:visited-style-name="Index_20_Link">Reaktion der Politik<text:tab/>10</text:a></text:p>
          <text:p text:style-name="P108"><text:a xlink:type="simple" xlink:href="#__RefHeading___Toc140_558926093" text:style-name="Index_20_Link" text:visited-style-name="Index_20_Link">Rechtliche Grundlage unterschiedlicher Staaten<text:tab/>11</text:a></text:p>
          <text:p text:style-name="P109"><text:a xlink:type="simple" xlink:href="#__RefHeading___Toc1344_917616568" text:style-name="Index_20_Link" text:visited-style-name="Index_20_Link">USA<text:tab/>11</text:a></text:p>
          <text:p text:style-name="P109"><text:a xlink:type="simple" xlink:href="#__RefHeading___Toc142_558926093" text:style-name="Index_20_Link" text:visited-style-name="Index_20_Link">England<text:tab/>13</text:a></text:p>
          <text:p text:style-name="P109"><text:a xlink:type="simple" xlink:href="#__RefHeading___Toc146_558926093" text:style-name="Index_20_Link" text:visited-style-name="Index_20_Link">Deutschland<text:tab/>13</text:a></text:p>
          <text:p text:style-name="P108"><text:a xlink:type="simple" xlink:href="#__RefHeading___Toc148_558926093" text:style-name="Index_20_Link" text:visited-style-name="Index_20_Link">Fazit<text:tab/>14</text:a></text:p>
        </text:index-body>
      </text:table-of-content>
      <text:p text:style-name="P58"><text:change-start text:change-id="ct177382472"/></text:p>
      <text:change-end text:change-id="ct177382472"/>
      <text:table-index text:style-name="Sect1" text:protected="true" text:name="Tabellenverzeichnis1">
        <text:table-index-source text:caption-sequence-name="Table" text:caption-sequence-format="caption">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131">Tabellenverzeichnis</text:p>
          </text:index-title>
          <text:p text:style-name="P110">Schichten des OSI-Modells<text:tab/>6</text:p>
          <text:p text:style-name="P110">Vereinfachtes Frame der Sicherungsschicht (Schicht 2) des OSI-Modells<text:tab/>6</text:p>
          <text:p text:style-name="P110">Beim Sniffing anfallende Gerätedaten<text:tab/>9</text:p>
        </text:index-body>
      </text:table-index>
      <text:p text:style-name="P58"><text:change-start text:change-id="ct177393296"/></text:p>
      <text:p text:style-name="P58"><text:change-end text:change-id="ct177393296"/></text:p>
      <text:h text:style-name="P126" text:outline-level="1"><text:bookmark-start text:name="__RefHeading___Toc105_558926093"/>Einleitung<text:bookmark-end text:name="__RefHeading___Toc105_558926093"/></text:h>
      <text:p text:style-name="P58"/>
      <text:p text:style-name="P12">Durch die Digitalisierung unseres Lebens und das Mitführen kleiner technischer Helfer wird eine Überwachung der Menschen und die Bestimmung des Aufenthaltsort eines jeden zur <text:s/>Realität. Es gibt verschiedene Personengruppen die sich aus unterschiedlichen Gründen der Technik des Geolocation Sniffing bedienen, <text:span text:style-name="T3">wie die </text:span>drei <text:span text:style-name="T3">folgenden</text:span>, in den Medien bekannt gewordenen Beispiele, zeig<text:span text:style-name="T3">en</text:span>.</text:p>
      <text:p text:style-name="P62"/>
      <text:h text:style-name="Heading_20_2" text:outline-level="2"><text:bookmark-start text:name="__RefHeading___Toc110_558926093"/><office:annotation office:name="__Annotation__561_1553204271"><dc:creator>marc </dc:creator><dc:date>2017-01-06T19:26:43</dc:date><text:p text:style-name="P132"><text:span text:style-name="T63">@Marcel: Zusammenfassung des Artikel: http://www.telegraph.co.uk/travel/travelnews/10997539/Big-Brother-airport-installs-worlds-first-real-time-passenger-tracking-system.html</text:span></text:p></office:annotation>Passagierbewegungen an Flughäfen<office:annotation-end office:name="__Annotation__561_1553204271"/><text:bookmark-end text:name="__RefHeading___Toc110_558926093"/></text:h>
      <text:p text:style-name="P62"/>
      <text:p text:style-name="P6">Lorem ipsum</text:p>
      <text:p text:style-name="P51"/>
      <text:p text:style-name="P51"/>
      <text:h text:style-name="Heading_20_2" text:outline-level="2"><text:bookmark-start text:name="__RefHeading___Toc112_558926093"/><office:annotation office:name="__Annotation__562_1553204271"><dc:creator>marc </dc:creator><dc:date>2017-01-06T19:28:16</dc:date><text:p text:style-name="P132"><text:span text:style-name="T63">@Marc: Zusammenfassung des Artikel: http://www.theguardian.com/technology/datablog/2014/jan/10/how-tracking-customers-in-store-will-soon-be-the-norm</text:span></text:p></office:annotation>Kundenüberwachung in Supermärkten<office:annotation-end office:name="__Annotation__562_1553204271"/><text:bookmark-end text:name="__RefHeading___Toc112_558926093"/></text:h>
      <text:p text:style-name="P63"/>
      <text:p text:style-name="P7"><text:span text:style-name="T34">Im Onlinehandel gehört die Kundenanalyse durch gezielte Werbung und Cookies zu einem, wenn nicht sogar dem wichtigsten Werkzeug der Händler. Auf Grund der Entwicklung im Internet und den aus wirtschaftlichen Gesichtspunkten, positiven Erfahrungen, liegt der Bedarf das Verhalten der Konsumenten im stationären Einzelhandel auf ähnliche Weise auszuwerten auf der Hand. Diese Lücke möchten Einzelhandel-Analyse Unternehmen, wie Shoppertrak</text:span><text:span text:style-name="T34"><text:note text:id="ftn1" text:note-class="footnote"><text:note-citation>1</text:note-citation><text:note-body><text:p text:style-name="P83"><text:a xlink:type="simple" xlink:href="http://de.shoppertrak.com/" text:style-name="Internet_20_link" text:visited-style-name="Visited_20_Internet_20_Link">http://de.shoppertrak.com/</text:a></text:p></text:note-body></text:note></text:span><text:span text:style-name="T34">, RetailNext</text:span><text:span text:style-name="T34"><text:note text:id="ftn2" text:note-class="footnote"><text:note-citation>2</text:note-citation><text:note-body><text:p text:style-name="P83"><text:a xlink:type="simple" xlink:href="http://retailnext.net/" text:style-name="Internet_20_link" text:visited-style-name="Visited_20_Internet_20_Link">http://retailnext.net/</text:a></text:p></text:note-body></text:note></text:span><text:span text:style-name="T34">, Nomi</text:span><text:span text:style-name="T34"><text:note text:id="ftn3" text:note-class="footnote"><text:note-citation>3</text:note-citation><text:note-body><text:p text:style-name="P83"><text:a xlink:type="simple" xlink:href="http://www.nomi.com/" text:style-name="Internet_20_link" text:visited-style-name="Visited_20_Internet_20_Link">http://www.nomi.com/</text:a></text:p></text:note-body></text:note></text:span><text:span text:style-name="T34"> und ähnliche, schließen.</text:span></text:p>
      <text:p text:style-name="P13"><text:span text:style-name="T35">Das Bedürfnis das Kundenverhalten zu evaluieren ist nicht neu und wird laut einer Online Umfrage der </text:span>EHI Retail Institute GmbH <text:span text:style-name="T35">(folgend als EHI bezeichnet) im Rahmen der Studie „</text:span>Analyse des Kundenverhaltens im Einzelhandel“ <text:span text:style-name="T36">bereits von 65%</text:span><text:span text:style-name="T36"><text:note text:id="ftn4" text:note-class="footnote"><text:note-citation>4</text:note-citation><text:note-body><text:p text:style-name="P17"><text:s text:c="4"/>EHI Retail Institute <text:span text:style-name="T36">(</text:span>2016<text:span text:style-name="T36">)</text:span>: <text:s/>Analyse des Kundenverhaltens im Einzelhandel</text:p></text:note-body></text:note></text:span><text:span text:style-name="T36"> der Händler durchgeführt. Hier kommen zum Großteil klassische Tracking-Systeme wie Kundenzählungen, Kundenbefragungen, sowie Data-Mining an Point of Services (POS), Kassensystem und Kundenkarten zum Einsatz. Der Nachteil gegenüber den Onlinemechanismen ist der, dass nur ermittelt wird, was tatsächlich gekauft wird und nicht welche alternativen Produkte für die Kunden ebenfalls interessant oder uninteressant sind. </text:span></text:p>
      <text:p text:style-name="P14">Um die komplette Customer-Jorney inklusive der Konversationsrate (Wie viele Kunden die den Laden betreten haben, haben auch etwas gekauft?), dem Tracking (Welche Wege im Geschäft wählt ein Kunde und wo bleibt er stehen?) und der Abbruchrate (die Zahl die angibt, welche Produkte genauer betrachtet aber letztendlich nicht gekauft wurden) im lokalen Handel zu erfassen gibt es heutzutage weitere Technologien und Maßnahmen wie die Videoanalyse von Kunden, das Eye-Tracking der Kunden und das WLAN- bzw. Beacon-Locating. <text:span text:style-name="T38">Darüber hinaus lassen sich die Produkte mit Funktags versehen, um deren Position ermitteln zu können und festzustellen, ob sie dem Regal entnommen wurden oder aber auch speziell auf einzelnen Produkte zugeschnittene Werbung, im Moment des Kundeninteresses, zu betreiben.</text:span></text:p>
      <text:p text:style-name="P15"><text:soft-page-break/><text:span text:style-name="T39">Alle diese Maßnahmen stellen ohne Frage einen großen Einschnitt in die Privatsphäre der Kunden dar. In den Vereinigten Staaten existiert der </text:span><text:span text:style-name="T41">Mobile Location Analytics</text:span></text:p>
      <text:p text:style-name="P16">Code of Conduct, <text:span text:style-name="T57">welcher im Kapitel „Rechtliche Grundlage unterschiedlicher Staaten“ näher beschrieben ist. Dieser Code of Conduct wird unter anderem von Firmen, die solche Instore-Analysesystem anbieten mit gestaltet. In der EU hingegen müssen die Geschäftstreibenden die europäischen und länderspezifischen Datenschutzgesetze und -verordnungen einhalten.</text:span></text:p>
      <text:p text:style-name="P67"/>
      <text:p text:style-name="P54"/>
      <text:p text:style-name="P51"/>
      <text:h text:style-name="Heading_20_2" text:outline-level="2"><text:bookmark-start text:name="__RefHeading___Toc114_558926093"/><office:annotation office:name="__Annotation__563_1553204271"><dc:creator>marc </dc:creator><dc:date>2017-01-06T19:28:47</dc:date><text:p text:style-name="P132"><text:span text:style-name="T63">@Leo: Zusammenfassung des Artikel: http://qz.com/112873/this-recycling-bin-is-following-you/</text:span></text:p></office:annotation>Passanten-Tracking im öffentlichen Raum<office:annotation-end office:name="__Annotation__563_1553204271"/><text:note text:id="ftn5" text:note-class="footnote"><text:note-citation>5</text:note-citation><text:note-body><text:p text:style-name="P81"><text:a xlink:type="simple" xlink:href="http://qz.com/112873/this-recycling-bin-is-following-you/" text:style-name="Internet_20_link" text:visited-style-name="Visited_20_Internet_20_Link"><text:span text:style-name="T42">http://qz.com/112873/this-recycling-bin-is-following-you/</text:span></text:a></text:p></text:note-body></text:note><text:bookmark-end text:name="__RefHeading___Toc114_558926093"/></text:h>
      <text:p text:style-name="P66"/>
      <text:p text:style-name="P49"/>
      <text:p text:style-name="P18">Die Internet-Marketing-Firma Renew hat in mehreren Städten, mit Bildschirmen ausgestattete „intelligente Mülleimer“, aufgestellt, die mit Hilfe von WLAN Geolocation Sniffing betrieben <text:span text:style-name="T26">werden</text:span>. 95% der Zeit über wird auf den Bildschirmen Werbung angezeigt, diese kann mit Hilfe der durch das Geolocation <text:span text:style-name="T26">S</text:span>niffing gewonnenen Daten angepasst werden. <text:s/></text:p>
      <text:p text:style-name="P18"/>
      <text:p text:style-name="P18">Die meisten dieser Mülleimer wurden in der Londoner Innenstadt aufgestellt. Indem sie in der Nähe befindliche WLAN-Schnittstellen und somit auch <text:span text:style-name="T24">S</text:span>martphones erkennen, können Informationen über das <text:span text:style-name="T24">W</text:span>iederkehren / den zurückgelegten Weg <text:span text:style-name="T24">oder die Geschwindigkeit </text:span>von Geräten (und damit ihrer Besitzer) erhalten werden.</text:p>
      <text:p text:style-name="P18"/>
      <text:p text:style-name="P19">Nach Beschwerden wurde das Programm der WLAN-Mülleimer vorerst von der Stadt gestoppt<text:note text:id="ftn6" text:note-class="footnote"><text:note-citation>6</text:note-citation><text:note-body><text:p text:style-name="P84"><text:a xlink:type="simple" xlink:href="https://qz.com/114174/city-of-london-halts-recycling-bins-tracking-phones-of-passers-by/" text:style-name="Internet_20_link" text:visited-style-name="Visited_20_Internet_20_Link">https://qz.com/114174/city-of-london-halts-recycling-bins-tracking-phones-of-passers-by/</text:a></text:p></text:note-body></text:note>, und den verantwortlichen Datenschutzbeauftragten übergeben, um die Legitimität des ganzen zu prüfen. Angaben des Vertreibers nach, handele es sich bei den gesammelten MAC-Adressen nicht um personenbezogene Daten, die somit „frei verkäuflich“ wären, solange kein Name einer Person an die MAC-Adresse ge<text:span text:style-name="T26">knüpft</text:span> wird. </text:p>
      <text:p text:style-name="P19"/>
      <text:p text:style-name="P20">Insgesamt wurden in London im ersten Monat mit den <text:span text:style-name="T37">zwölf</text:span> <text:span text:style-name="T26">T</text:span>racking<text:span text:style-name="T26">m</text:span>ülltonnen ca. 100000 Geräte erfasst, durchschnittlich jedes etwa <text:span text:style-name="T37">zehn</text:span> mal. Schätzungen des CEO von Renew nach schalten ca. 80% der Londoner unterwegs ihr WLAN nicht aus.</text:p>
      <text:h text:style-name="P126" text:outline-level="1"><text:bookmark-start text:name="__RefHeading___Toc116_558926093"/>Tracking-<text:span text:style-name="T4">M</text:span>ech<text:span text:style-name="T4">a</text:span>nismen eines Smar<text:span text:style-name="T4">t</text:span>phones<text:bookmark-end text:name="__RefHeading___Toc116_558926093"/></text:h>
      <text:p text:style-name="P58"/>
      <text:h text:style-name="Heading_20_2" text:outline-level="2"><text:bookmark-start text:name="__RefHeading___Toc118_558926093"/><text:span text:style-name="T20">Global Positioning System (</text:span>GPS<text:span text:style-name="T20">)</text:span><text:bookmark-end text:name="__RefHeading___Toc118_558926093"/></text:h>
      <text:p text:style-name="P62"/>
      <text:p text:style-name="P8"><text:span text:style-name="T21">Das GPS</text:span><text:span text:style-name="T21"><text:note text:id="ftn7" text:note-class="footnote"><text:note-citation>7</text:note-citation><text:note-body><text:p text:style-name="P85"><text:a xlink:type="simple" xlink:href="http://www.gps.gov/systems/gps/" text:style-name="Internet_20_link" text:visited-style-name="Visited_20_Internet_20_Link">http://www.gps.gov/systems/gps/</text:a></text:p></text:note-body></text:note></text:span><text:span text:style-name="T21"> ist ein von der US Regierung entwickeltes Satellitensystem zur Positionsbestimmung, Navigation und Zeitbestimmung. Die Basis von GPS ist ein Dreikomponenten System bestehend aus dem Satellitensystem</text:span><text:span text:style-name="T21"><text:note text:id="ftn8" text:note-class="footnote"><text:note-citation>8</text:note-citation><text:note-body><text:p text:style-name="P86"><text:a xlink:type="simple" xlink:href="http://www.gps.gov/systems/gps/space/" text:style-name="Internet_20_link" text:visited-style-name="Visited_20_Internet_20_Link">http://www.gps.gov/systems/gps/space/</text:a></text:p></text:note-body></text:note></text:span><text:span text:style-name="T21">, einem Kontrollstationen</text:span><text:span text:style-name="T21"><text:note text:id="ftn9" text:note-class="footnote"><text:note-citation>9</text:note-citation><text:note-body><text:p text:style-name="P86"><text:a xlink:type="simple" xlink:href="http://www.gps.gov/systems/gps/control/" text:style-name="Internet_20_link" text:visited-style-name="Visited_20_Internet_20_Link">http://www.gps.gov/systems/gps/control/</text:a></text:p></text:note-body></text:note></text:span><text:span text:style-name="T21"> und den GPS-Empfängern</text:span><text:span text:style-name="T21"><text:note text:id="ftn10" text:note-class="footnote"><text:note-citation>10</text:note-citation><text:note-body><text:p text:style-name="P86"><text:a xlink:type="simple" xlink:href="http://www.gps.gov/applications/" text:style-name="Internet_20_link" text:visited-style-name="Visited_20_Internet_20_Link">http://www.gps.gov/</text:a><text:a xlink:type="simple" xlink:href="http://www.gps.gov/applications/" text:style-name="Internet_20_link" text:visited-style-name="Visited_20_Internet_20_Link"><text:span text:style-name="T56">applications</text:span></text:a><text:a xlink:type="simple" xlink:href="http://www.gps.gov/applications/" text:style-name="Internet_20_link" text:visited-style-name="Visited_20_Internet_20_Link">/</text:a></text:p></text:note-body></text:note></text:span><text:span text:style-name="T21">. Insgesamt werden 24 Satelliten benötigt, bei heutzutage mehr im Orbit kursieren. Die Basisstationen werden vom US Militär betrieben und sind über die Welt verteilt, um alle GPS-Satelliten zu jeder Zeit empfangen zu können. Die meisten der installierten Basisstationen dienen dem Monitoring der Satelliten und einige Stationen senden im Bedarfsfall Korrekturdaten an die Satelliten. Im klassischen Endanwendergebrauch, z.B. beim Wandern, werden extra GPS-Empfänger verwendet. Heutzutage werden die Empfänger immer kleiner und genauer, wodurch sie sich in verschiedene Geräte wie Uhren oder Smartphone integrieren lassen. </text:span></text:p>
      <text:p text:style-name="P21">In Standardanwendungen ist die Positionierung zwischen 5m und 15m genau. Für Spezialanwendungen wie Beispielsweise militärischen Zwecken lassen sich andere Betriebsmodi verwenden, mit denen die Genauigkeit auf 1m bis 3m gesteigert werden kann.</text:p>
      <text:p text:style-name="P22">GPS ist aus Sicht der Endanwender ein passives System, sprich die Empfänger hören das Signal der Satelliten ab ohne das diese etwas davon mitbekommen. Durch diese Betriebsart bietet sich für die Betreiber des GPS-Systems keinerlei Trackingmöglichkeiten. <text:span text:style-name="T23">Jegliche Form einer Überwachung und Risiken im Datenschutz liegt somit in der Software der Empfänger, sprich im konkreten Fall für Smartphones beim Betriebssystem und den verwendeten Apps.</text:span></text:p>
      <text:p text:style-name="P23">Die Einsatzgebiete der GPS-Lokalisierung ist vielfältig und erstreckt sich von der Luftfahrt über die Seefahrt bis in die Industrie und den Konsumermarkt. Es wird die Position von Fahr- / Flugzeugen oder anderen Objekten, z.B. Güter in der Logistik, überwacht und zum Großteil navigiert, sei es eine Routensoftware im Auto, auf dem Handy oder z.b. beim Geocaching.</text:p>
      <text:p text:style-name="P50"/>
      <text:p text:style-name="P51"/>
      <text:p text:style-name="P51"/>
      <text:h text:style-name="Heading_20_2" text:outline-level="2"><text:bookmark-start text:name="__RefHeading___Toc120_558926093"/>WLAN<text:note text:id="ftn11" text:note-class="footnote"><text:note-citation>11</text:note-citation><text:note-body><text:p text:style-name="P87"><text:a xlink:type="simple" xlink:href="http://standards.ieee.org/about/get/802/802.11.html" text:style-name="Internet_20_link" text:visited-style-name="Visited_20_Internet_20_Link">http://standards.ieee.org/about/get/802/802.11.html</text:a></text:p></text:note-body></text:note><text:bookmark-end text:name="__RefHeading___Toc120_558926093"/></text:h>
      <text:p text:style-name="P62"/>
      <text:p text:style-name="P24">Die meisten Smartphones sind mit einer W<text:span text:style-name="T18">LAN</text:span>-Schnittstelle ausgestattet und können sich damit kabellos mit <text:s/>Netzwerken, und dadurch mit dem Internet verbinden. <text:span text:style-name="T5">Die Verbindung zum Netzwerk wird dabei über einen Access Point (AP) hergestellt, der eine Verbindung zum Netzwerk vermittelt.</text:span></text:p>
      <text:p text:style-name="P24"><text:soft-page-break/></text:p>
      <text:p text:style-name="P25">Im folgenden gehen wir auf den Ablauf des Geschehens in der „Sicherungsschicht“ <text:span text:style-name="T17">d</text:span>es OSI-Modells <text:span text:style-name="T6">ein</text:span>:</text:p>
      <text:p text:style-name="P25"/>
      <table:table table:name="OSI-Modell" table:style-name="OSI-Modell">
        <table:table-column table:style-name="OSI-Modell.A"/>
        <table:table-row>
          <table:table-cell table:style-name="OSI-Modell.A1" office:value-type="string">
            <text:p text:style-name="P96"><text:span text:style-name="T6">1 </text:span>Bitübertragungsschicht</text:p>
          </table:table-cell>
        </table:table-row>
        <table:table-row>
          <table:table-cell table:style-name="OSI-Modell.A2" office:value-type="string">
            <text:p text:style-name="P98"><text:span text:style-name="T6">2. </text:span>Sicherungsschicht</text:p>
          </table:table-cell>
        </table:table-row>
        <table:table-row>
          <table:table-cell table:style-name="OSI-Modell.A2" office:value-type="string">
            <text:p text:style-name="P96"><text:span text:style-name="T6">3. </text:span>Vermittlungsschicht</text:p>
          </table:table-cell>
        </table:table-row>
        <table:table-row>
          <table:table-cell table:style-name="OSI-Modell.A2" office:value-type="string">
            <text:p text:style-name="P97"><text:span text:style-name="T6">4. </text:span>Transportschicht</text:p>
          </table:table-cell>
        </table:table-row>
        <table:table-row>
          <table:table-cell table:style-name="OSI-Modell.A2" office:value-type="string">
            <text:p text:style-name="P96"><text:span text:style-name="T6">5. </text:span>Sitzungsschicht</text:p>
          </table:table-cell>
        </table:table-row>
        <table:table-row>
          <table:table-cell table:style-name="OSI-Modell.A2" office:value-type="string">
            <text:p text:style-name="P96"><text:span text:style-name="T6">6.</text:span>Darstellungsschicht</text:p>
          </table:table-cell>
        </table:table-row>
        <table:table-row>
          <table:table-cell table:style-name="OSI-Modell.A2" office:value-type="string">
            <text:p text:style-name="P96"><text:span text:style-name="T6">7. </text:span>Anwendungsschicht</text:p>
          </table:table-cell>
        </table:table-row>
      </table:table>
      <text:p text:style-name="P105">Tabelle <text:sequence text:ref-name="refTable0" text:name="Table" text:formula="ooow:Table+1" style:num-format="1">1</text:sequence>: Schichten des OSI-Modells</text:p>
      <text:p text:style-name="P95"/>
      <text:p text:style-name="P64"/>
      <text:p text:style-name="P26">Die Kommunikationseinheiten in dieser Schicht sind sogenannte Frames. Sie <text:span text:style-name="T7">sehen (vereinfacht) wie folgt aus:</text:span></text:p>
      <text:p text:style-name="P65"/>
      <table:table table:name="SicherungsschichtFrame" table:style-name="SicherungsschichtFrame">
        <table:table-column table:style-name="SicherungsschichtFrame.A" table:number-columns-repeated="3"/>
        <table:table-column table:style-name="SicherungsschichtFrame.D"/>
        <table:table-row>
          <table:table-cell table:style-name="SicherungsschichtFrame.A1" office:value-type="string">
            <text:p text:style-name="P99">MAC-Adresse des Ziels</text:p>
          </table:table-cell>
          <table:table-cell table:style-name="SicherungsschichtFrame.A1" office:value-type="string">
            <text:p text:style-name="P99">MAC-Adresse der Quelle</text:p>
          </table:table-cell>
          <table:table-cell table:style-name="SicherungsschichtFrame.A1" office:value-type="string">
            <text:p text:style-name="P99">Daten</text:p>
          </table:table-cell>
          <table:table-cell table:style-name="SicherungsschichtFrame.D1" office:value-type="string">
            <text:p text:style-name="P99">Prüfcode</text:p>
          </table:table-cell>
        </table:table-row>
        <table:table-row>
          <table:table-cell table:style-name="SicherungsschichtFrame.A2" office:value-type="string">
            <text:p text:style-name="P99">6 Byte</text:p>
          </table:table-cell>
          <table:table-cell table:style-name="SicherungsschichtFrame.A2" office:value-type="string">
            <text:p text:style-name="P99">6 Byte</text:p>
          </table:table-cell>
          <table:table-cell table:style-name="SicherungsschichtFrame.A2" office:value-type="string">
            <text:p text:style-name="P99">Variabel</text:p>
          </table:table-cell>
          <table:table-cell table:style-name="SicherungsschichtFrame.D2" office:value-type="string">
            <text:p text:style-name="P99">4 Byte</text:p>
          </table:table-cell>
        </table:table-row>
      </table:table>
      <text:p text:style-name="Table"><text:span text:style-name="T43">Tabelle </text:span><text:span text:style-name="T43"><text:sequence text:ref-name="refTable1" text:name="Table" text:formula="ooow:Table+1" style:num-format="1">2</text:sequence></text:span><text:span text:style-name="T43">: Vereinfachtes Frame der Sicherungsschicht (Schicht 2) des OSI-Modells</text:span> </text:p>
      <text:p text:style-name="Caption"><text:s/></text:p>
      <text:p text:style-name="P55"><text:s/></text:p>
      <text:p text:style-name="P27">Hierbei sind die MAC-Adressen <text:span text:style-name="T8">eindeutige</text:span> Kennnummern, die (fast) jede vertriebene Netzwerkschnittstelle auf der Welt eindeutig identifizieren. Zu solchen Schnittstellen zählen insbesondere W<text:span text:style-name="T22">LAN</text:span>-Module von Computern, Routern, Druckern und auch Smartphones. <text:span text:style-name="T9">Die Hersteller von solchen Modulen holen Adressbereiche dieser MAC-Adressen bei dem IEEE und vergeben sie dann weiter an die einzelnen Geräte. Somit kann anhand der MAC-Adresse der Hersteller des Geräts identifiziert werden.</text:span></text:p>
      <text:p text:style-name="P55"/>
      <text:p text:style-name="P28">Der Verbindungsaufbau eines Clien<text:span text:style-name="T17">t</text:span>s zu einem AP wird dabei wie folgt aufgebaut:</text:p>
      <text:p text:style-name="P28">Üblicherweise, wenn der AP nicht versteckt ist, <text:span text:style-name="T11">ver</text:span>sendet er regelmäßig als <text:span text:style-name="T17">B</text:span>roadcast (aka „an <text:span text:style-name="T10">alle“</text:span>) <text:span text:style-name="T11">spezielle Frames, die „Beacons“ heißen. Beacons enthalten alle relevanten Informationen, die nötig sind um eine Verbindung zum AP aufzubauen, wie zum Beispiel seine MAC-Adresse und seinen Netzwerknamen. Ein nach Netzwerken suchender Client sendet dann eine Verbindungsanfrage. Je nach Sicherheitseinstellung muss sich der Client dann mit einem Passwort authentifizieren und die Verbindung wird hergestellt.</text:span></text:p>
      <text:p text:style-name="P28"/>
      <text:p text:style-name="P29">Oft senden Clients jedoch auch selbstständig Anfragen, ob bereits bekannte Netzwerke verfügbar sind. Diese „Probe requests“ <text:span text:style-name="T12">enthalten die MAC-Adressen des Clients und des AP und den Namen (ESSID) des AP.</text:span> </text:p>
      <text:p text:style-name="P9"/>
      <text:p text:style-name="P30"><text:soft-page-break/>Der technische Ablauf des Angriffs besteht i.W. daraus, dass man mit einem W<text:span text:style-name="T22">LAN</text:span>-Modul, welches irgendwo aufgebaut ist den gesamten Frame-Verkehr, der in der Nähe befindlichen Geräte <text:span text:style-name="T2">mitschneidet. Da das WLAN-Signale nur eine limitierte Reichweite haben, kann man somit Rückschlüsse über die Position des Versenders der Daten finden. Dafür ist es hinreichend, jedoch nicht notwendig, dass sich der Versender mit einem WLAN-Netzwerk verbindet, er muss nur aktiv auf der Suche sein, aka Probes versenden.</text:span></text:p>
      <text:p text:style-name="P31"/>
      <text:p text:style-name="P32">Der ganze Mechanismus wird viel mächtiger, wenn man mit mehreren Modulen an verschiedenen Stellen den Verkehr überwacht. Somit kann man dann einerseits die Position eines Geräts mittels Interpolation genauer bestimmen und andererseits die Route eines Geräts im Zeitverlauf festhalten.</text:p>
      <text:p text:style-name="P30"/>
      <text:p text:style-name="P56"/>
      <text:h text:style-name="Heading_20_2" text:outline-level="2"><text:bookmark-start text:name="__RefHeading___Toc122_558926093"/><text:span text:style-name="T58">Global System for Mobile Communication (</text:span>GSM<text:span text:style-name="T58">)</text:span><text:bookmark-end text:name="__RefHeading___Toc122_558926093"/></text:h>
      <text:p text:style-name="P62"/>
      <text:p text:style-name="P48">Das sogenannte GSM-Netz ist die Funktechnik, auf der das klassische Mobilfunknetz basiert. Neben den ursprünglichen Diensten Telefonie und dem Short Message Service (SMS) als Datenversand, werden heutzutage auch größere Datenmengen über das Netz versendet und so eine mobile Internetkommunikation mittels Smartphones möglich. </text:p>
      <text:p text:style-name="P68"><text:span text:style-name="T45">Die gänzliche Beschreibung des GSM-Standards würde </text:span><text:span text:style-name="T52">den</text:span><text:span text:style-name="T45"> </text:span><text:span text:style-name="T52">Rahmen </text:span><text:span text:style-name="T45">dieser </text:span><text:span text:style-name="T52">Arbeit überschreiten</text:span><text:span text:style-name="T45">, sodass im folgenden nur einzelne, für eine GSM-Ortung relevante, Bestandteile erläutert werden. Im Endbereich wird das Netz über Base Tran</text:span><text:span text:style-name="T47">s</text:span><text:span text:style-name="T45">c</text:span><text:span text:style-name="T47">e</text:span><text:span text:style-name="T45">iver Stations (BTS, Basisstationen) in Loca</text:span><text:span text:style-name="T46">tion Areas </text:span><text:span text:style-name="T47">(LA)</text:span><text:span text:style-name="T45"> </text:span><text:span text:style-name="T47">aufgeteilt. Die </text:span><text:span text:style-name="T48">Funkzellen</text:span><text:span text:style-name="T47"> können </text:span><text:span text:style-name="T48">sich über </text:span><text:span text:style-name="T47">eine maximale </text:span><text:span text:style-name="T48">Reichweite</text:span><text:span text:style-name="T47"> von 35 Km </text:span><text:span text:style-name="T48">erstrecken und werden durch Cell-IDs (CID) gekennzeichnet. Diese CID wird </text:span><text:span text:style-name="T52">in </text:span><text:span text:style-name="T48">einer Datenbank des Netzes, dem Home Location Register (HLR) gespeichert, womit zu jeder Zeit bekannt ist in welcher Zelle sich eingeschaltete Mobiltelefone befinden. </text:span></text:p>
      <text:p text:style-name="P68"><text:span text:style-name="T49">Der eben beschriebene Mechanismus bedarf keinerlei Zusatztechnologien, weder auf Netz- noch auf Endgeräteseite. Stattet man die netzseitigen Komponenten mit mehr Intelligenz aus, so lassen sich durch zwei weitere Maßnahmen genauere Positionsbestimmung der Teilnehmer durchführen. Zum einen können über die Timing Advance, </text:span><text:span text:style-name="T50">die Laufzeit, die ein Signal von der Basisstation zum Mobilempfänger und zurück benötigt, Entfernungen berechnet werden. </text:span><text:span text:style-name="T51">Mittels der TA lassen sich Ortungen </text:span><text:span text:style-name="T52">mit</text:span><text:span text:style-name="T51"> ca. 550m </text:span><text:span text:style-name="T52">Genauigkeit </text:span><text:span text:style-name="T51">durchführen.</text:span><text:span text:style-name="T50"> Eine weitere Möglichkeit bei der Verfolgung des Zeitansatzes ist die Uplink Time Difference of Arrival (U-TDOA). </text:span><text:span text:style-name="T51">Hierzu werden weiter Netzelemente installiert - die Location Measurement Units (LMU) - welche die Laufzeiten des Datenversands zum Endgerät an verschiedenen Stellen im Netz messen und auf dessen Ergebnissen eine bis zu 25 Meter genaue Entfernung berechnen </text:span><text:span text:style-name="T52">können</text:span><text:span text:style-name="T51">.</text:span></text:p>
      <text:p text:style-name="P69"><text:span text:style-name="T51">B</text:span><text:span text:style-name="T52">ei der Einbindung des Mobilempfängers in das Messverfahren findet die Messung beim Anwender statt und wird dem Netz kommuniziert. Es können Laufzeitmessungen zu unterschiedlichen erreichbaren Basisstationen durchgeführt und so die Entfernung ermittelt werden, oder es kommen externe Systeme, wie zum Beispiel GPS zum Einsatz und die hier ermittelten Positionen werden an das Mobilfunknetz übermittelt.</text:span><text:change-start text:change-id="ct177580904"/><text:span text:style-name="T52"><text:note text:id="ftn12" text:note-class="footnote"><text:note-citation>12</text:note-citation><text:note-body><text:p text:style-name="P93"><text:a xlink:type="simple" xlink:href="https://de.wikipedia.org/wiki/GSM-Ortung" text:style-name="Internet_20_link" text:visited-style-name="Visited_20_Internet_20_Link">https://de.wikipedia.org/wiki/GSM-Ortung</text:a></text:p></text:note-body></text:note></text:span><text:change-end text:change-id="ct177580904"/></text:p>
      <text:p text:style-name="P71"><text:span text:style-name="T51">A</text:span><text:span text:style-name="T42">bschließend sei noch erwähnt, dass der letzte Standort an dem ein Handy eingebucht war dem Mob</text:span><text:span text:style-name="T53">i</text:span><text:span text:style-name="T42">lfunknetz immer bekannt ist.</text:span></text:p>
      <text:p text:style-name="P51"><text:soft-page-break/></text:p>
      <text:p text:style-name="P51"/>
      <text:h text:style-name="Heading_20_2" text:outline-level="2"><text:bookmark-start text:name="__RefHeading___Toc124_558926093"/>Beacons (Bluetooth)<text:bookmark-end text:name="__RefHeading___Toc124_558926093"/></text:h>
      <text:p text:style-name="Standard"/>
      <text:p text:style-name="P47">Die oben beschrieben Basistechnologie zur Lokalisierung GPS eignet sich für die Positionsbestimmung innerhalb von Gebäuden auf Grund der funktechnischen Gegebenheiten nicht. Zur Indoor-Lokalisierung wurden deshalb sogenannte Beacons entwickelt. Diese Beacons sind kleine Funksensoren, die auf Grundlage des Bluetooth Standards basieren und darüber mit Smartphones kommunizieren. </text:p>
      <text:p text:style-name="P33">Technisch funktionieren Beacons so, dass sie ständig Daten über sich aussenden, welche von Handys in der Umgebung empfangen und interpretiert werden können. Die Beacons versenden eine UUID, einen Major-Wert und einen Minor-Wert, sowie einen Normalisierungswert, der für die Entfernung von einem Meter Herstellerseitig definiert ist. Mit diesen Daten kann ein Handy den Abstand zu dem Beacon berechnen und bestimmen wo es sich gerade befindet. Zur Entfernungsbestimmung werden Klassen definiert, bei Apple sind dies beispielsweise Immediate (ca. 10cm), Near (bis ca. 1,5m), Far (ab ca. 1,5m) und Unknown (Beaconsignale werden empfangen, Distanz kann aber nicht bestimmt werden).</text:p>
      <text:p text:style-name="P34">Anwendung bzw. Tests im Feld sind unter anderem bei folgenden Firmen durchgeführt worden</text:p>
      <text:p text:style-name="P34"/>
      <text:list xml:id="list9009354073336563958" text:style-name="L1">
        <text:list-item>
          <text:p text:style-name="P111">Bei der Lufthansa am Frankfurter Flughafen für Ortsspezifische Push-Notifications<text:note text:id="ftn13" text:note-class="footnote"><text:note-citation>13</text:note-citation><text:note-body><text:p text:style-name="P89"><text:a xlink:type="simple" xlink:href="https://www.heise.de/mac-and-i/meldung/Lufthansa-testet-iBeacons-2437549.html" text:style-name="Internet_20_link" text:visited-style-name="Visited_20_Internet_20_Link">https://www.heise.de/mac-and-i/meldung/Lufthansa-testet-iBeacons-2437549.html</text:a></text:p></text:note-body></text:note></text:p>
        </text:list-item>
        <text:list-item>
          <text:p text:style-name="P111"><text:span text:style-name="T19">von </text:span>McDonalds zur Anpreisung von Angeboten und Verteilung spezieller Rabatte<text:note text:id="ftn14" text:note-class="footnote"><text:note-citation>14</text:note-citation><text:note-body><text:p text:style-name="P89"><text:a xlink:type="simple" xlink:href="http://www.forbes.com/sites/aarontilley/2014/12/18/mcdonalds-ibeacon/#4fd0a94542b7" text:style-name="Internet_20_link" text:visited-style-name="Visited_20_Internet_20_Link">http://www.forbes.com/sites/aarontilley/2014/12/18/mcdonalds-ibeacon/#4fd0a94542b7</text:a></text:p></text:note-body></text:note></text:p>
        </text:list-item>
        <text:list-item>
          <text:p text:style-name="P111"><text:span text:style-name="T19">im</text:span> DUS Open Playground, <text:span text:style-name="T19">wo der Bahnhof Düsseldorf kostenfrei Werbekampagnen zum Test anbietet</text:span><text:span text:style-name="T19"><text:note text:id="ftn15" text:note-class="footnote"><text:note-citation>15</text:note-citation><text:note-body><text:p text:style-name="P88"><text:a xlink:type="simple" xlink:href="http://www.absatzwirtschaft.de/hauptbahnhof-duesseldorf-beherbergt-groesstes-oeffentliches-beacon-testfeld-35680/" text:style-name="Internet_20_link" text:visited-style-name="Visited_20_Internet_20_Link">http://www.absatzwirtschaft.de/hauptbahnhof-duesseldorf-beherbergt-groesstes-oeffentliches-beacon-testfeld-35680/</text:a></text:p></text:note-body></text:note></text:span></text:p>
        </text:list-item>
      </text:list>
      <text:h text:style-name="P126" text:outline-level="1"><text:bookmark-start text:name="__RefHeading___Toc126_558926093"/>Gewonnene Persönliche Daten<text:bookmark-end text:name="__RefHeading___Toc126_558926093"/></text:h>
      <text:p text:style-name="P57"/>
      <text:p text:style-name="P35">Wir beschreiben kurz die durch W<text:span text:style-name="T32">LAN</text:span>-Geolocation Sniffing gewonnenen Daten, <text:span text:style-name="T13">zuerst rein</text:span> technisch <text:span text:style-name="T13">als Datensatz</text:span>, <text:span text:style-name="T13">und dann die dadurch gewinnbaren persönlichen Daten.</text:span></text:p>
      <text:p text:style-name="P51"/>
      <text:p text:style-name="P51"/>
      <text:h text:style-name="Heading_20_2" text:outline-level="2"><text:bookmark-start text:name="__RefHeading___Toc128_558926093"/>Technische Daten<text:bookmark-end text:name="__RefHeading___Toc128_558926093"/></text:h>
      <text:p text:style-name="Text_20_body"/>
      <text:p text:style-name="P73">Die durch das Sniffing gewonnenen Datensätze über ein Gerät enthalten folgende Informationen:</text:p>
      <table:table table:name="BeimSniffingAnfallendeGerätedaten" table:style-name="BeimSniffingAnfallendeGerätedaten">
        <table:table-column table:style-name="BeimSniffingAnfallendeGerätedaten.A"/>
        <table:table-column table:style-name="BeimSniffingAnfallendeGerätedaten.B"/>
        <table:table-row>
          <table:table-cell table:style-name="BeimSniffingAnfallendeGerätedaten.A1" office:value-type="string">
            <text:p text:style-name="P100">MAC-Adresse</text:p>
          </table:table-cell>
          <table:table-cell table:style-name="BeimSniffingAnfallendeGerätedaten.B1" office:value-type="string">
            <text:p text:style-name="P101">Wird bei versendeten W<text:span text:style-name="T33">LAN</text:span>-Frames mitgesendet</text:p>
          </table:table-cell>
        </table:table-row>
        <table:table-row>
          <table:table-cell table:style-name="BeimSniffingAnfallendeGerätedaten.A2" office:value-type="string">
            <text:p text:style-name="P101">Ungefährer Standort</text:p>
          </table:table-cell>
          <table:table-cell table:style-name="BeimSniffingAnfallendeGerätedaten.B2" office:value-type="string">
            <text:p text:style-name="P101">Durch den Standort des „Sniffers“ approximiert</text:p>
          </table:table-cell>
        </table:table-row>
        <table:table-row>
          <table:table-cell table:style-name="BeimSniffingAnfallendeGerätedaten.A2" office:value-type="string">
            <text:p text:style-name="P101">Aufenthaltszeitraum</text:p>
          </table:table-cell>
          <table:table-cell table:style-name="BeimSniffingAnfallendeGerätedaten.B2" office:value-type="string">
            <text:p text:style-name="P101">Zeitraum in dem Pakete von die<text:span text:style-name="T17">s</text:span>er Mac-Adresse versendet werden</text:p>
          </table:table-cell>
        </table:table-row>
        <table:table-row>
          <table:table-cell table:style-name="BeimSniffingAnfallendeGerätedaten.A2" office:value-type="string">
            <text:p text:style-name="P101">Verbindung zu Netzwerken</text:p>
          </table:table-cell>
          <table:table-cell table:style-name="BeimSniffingAnfallendeGerätedaten.B2" office:value-type="string">
            <text:p text:style-name="P101">Liste der Mac-Adressen / <text:span text:style-name="T15">Namen / Verbindunsinformationen</text:span> von Netzwerken mit denen sich das Gerät verbunden hat</text:p>
          </table:table-cell>
        </table:table-row>
        <table:table-row>
          <table:table-cell table:style-name="BeimSniffingAnfallendeGerätedaten.A2" office:value-type="string">
            <text:p text:style-name="P101">Verbindungsversuche zu Netzwerken</text:p>
          </table:table-cell>
          <table:table-cell table:style-name="BeimSniffingAnfallendeGerätedaten.B2" office:value-type="string">
            <text:p text:style-name="P102">Liste der <text:span text:style-name="T14">Mac-Adressen / </text:span>Namen / Verbindunsinformationen<text:span text:style-name="T14"> von Netzwerken </text:span>welche das Gerät mit Probes gesucht hat</text:p>
          </table:table-cell>
        </table:table-row>
      </table:table>
      <text:p text:style-name="P105">Tabelle <text:sequence text:ref-name="refTable2" text:name="Table" text:formula="ooow:Table+1" style:num-format="1">3</text:sequence>: Beim Sniffing anfallende Gerätedaten</text:p>
      <text:p text:style-name="P94"/>
      <text:p text:style-name="P52"/>
      <text:h text:style-name="Heading_20_2" text:outline-level="2"><text:bookmark-start text:name="__RefHeading___Toc130_558926093"/>Persönliche Daten<text:bookmark-end text:name="__RefHeading___Toc130_558926093"/></text:h>
      <text:p text:style-name="Text_20_body"/>
      <text:p text:style-name="P36">Die durch den Angriff gewonnenen Datensätze können zu einer „Route“ zusammengefasst werden, die das Gerät, und somit der Besitzer absolviert hat. Somit weiß man, wo der Besitzer sich wie lange aufhielt <text:span text:style-name="T25">und wie schnell er war</text:span> <text:span text:style-name="T16">Zusammen mit weiteren Datensätzen kann extrapoliert werden mit wem der Besitzer unterwegs war.</text:span></text:p>
      <text:p text:style-name="P36"/>
      <text:p text:style-name="P36">Außerdem kann aufgrund der MAC-Adresse oft der Gerätehersteller identifiziert und somit die Geräteart eingeschränkt werden.<text:note text:id="ftn16" text:note-class="footnote"><text:note-citation>16</text:note-citation><text:note-body><text:p text:style-name="P90"><text:a xlink:type="simple" xlink:href="https://macvendors.com/" text:style-name="Internet_20_link" text:visited-style-name="Visited_20_Internet_20_Link">https://macvendors.com/</text:a></text:p></text:note-body></text:note></text:p>
      <text:p text:style-name="P36"/>
      <text:p text:style-name="P36">Zusätzlich können viele persönliche Informationen über die Netzwerke mit denen sich das Gerät verbinden wollt<text:span text:style-name="T16">e erschlossen werden.</text:span><text:span text:style-name="T16"><text:note text:id="ftn17" text:note-class="footnote"><text:note-citation>17</text:note-citation><text:note-body><text:p text:style-name="P90"><text:a xlink:type="simple" xlink:href="https://blog.rootshell.be/2012/01/12/show-me-your-ssids-ill-tell-who-you-are/" text:style-name="Internet_20_link" text:visited-style-name="Visited_20_Internet_20_Link">https://blog.rootshell.be/2012/01/12/show-me-your-ssids-ill-tell-who-you-are/</text:a></text:p></text:note-body></text:note></text:span></text:p>
      <text:h text:style-name="P126" text:outline-level="1"><text:bookmark-start text:name="__RefHeading___Toc132_558926093"/>Gesellschaftliche Auswirkungen<text:bookmark-end text:name="__RefHeading___Toc132_558926093"/></text:h>
      <text:p text:style-name="P59"/>
      <text:p text:style-name="P38">Um Gesellschaftliche Auswirkungen des Trackings nachzuvollziehen, ist es hilfreich sich erst einmal über das Ausmaß des Trackings bewusst zu werden. </text:p>
      <text:p text:style-name="P10"/>
      <text:p text:style-name="P37">Das Tracking im öffentlichen Raum hat allein in der Londoner Innenstadt (mittels <text:span text:style-name="T28">zwölf</text:span> Sensoren) innerhalb von einem Tag über 100.000 Geräte registriert, jedes durchschnittlich <text:span text:style-name="T28">zehn</text:span> mal. Im ersten Monat wurden <text:s/>ca. eine Million Geräte erfasst. Laut CEO des Betreibers wird davon ausgegangen, dass 80% der Smartphonebesitzer ihr WLAN anlassen und somit trackbar sind.</text:p>
      <text:p text:style-name="P10"/>
      <text:p text:style-name="P37">Im „semi-öffentlichen“ Flughafen von Helsinki gab es 150 Sensoren. <text:span text:style-name="T27">Dort geht man davon aus, dass ca. 65% der jährlich rund 15 Millionen Besucher ihr WLAN an lassen.</text:span></text:p>
      <text:p text:style-name="P37"/>
      <text:p text:style-name="P39">Im Fall des Trackings innerhalb von Geschäften, Bars, etc., ist der Maßstab etwas größer, da die Daten ortsübergreifend gesammelt werden. Insgesamt erhielt der Betreiber, EUCLID laut eigenen Angaben ca. 6 Milliarden Messungen am Tag, dies entsp<text:span text:style-name="T28">r</text:span>äche auf ein Jahr hochgerechnet 250 Millionen „Shopping sessions“.</text:p>
      <text:p text:style-name="P9"/>
      <text:p text:style-name="P9"/>
      <text:h text:style-name="Heading_20_2" text:outline-level="2"><text:bookmark-start text:name="__RefHeading___Toc134_558926093"/>Einfluss auf die Gesellschaft <text:span text:style-name="T4">und das Verhalten überwachter Personen</text:span><text:bookmark-end text:name="__RefHeading___Toc134_558926093"/></text:h>
      <text:p text:style-name="P61"/>
      <text:p text:style-name="P9">Lorem ipsum</text:p>
      <text:p text:style-name="P51"/>
      <text:p text:style-name="P51"/>
      <text:h text:style-name="Heading_20_2" text:outline-level="2"><text:bookmark-start text:name="__RefHeading___Toc136_558926093"/>Verhalten der <text:span text:style-name="T4">Überwacher</text:span><text:bookmark-end text:name="__RefHeading___Toc136_558926093"/></text:h>
      <text:p text:style-name="P61"/>
      <text:p text:style-name="P42">Die Überwacher waren je nach konkretem Fall zu verschiedenem Grade einsichtig bezüglich der Datenschutzproblematik. In allen Fällen wurde versucht die Probleme herrunterzuspielen und Bedenken auszuräumen. Im speziellen wurden folgende Argumente benutzt:</text:p>
      <text:p text:style-name="P9"/>
      <text:list xml:id="list5421347231748664762" text:style-name="L2">
        <text:list-item>
          <text:p text:style-name="P112">Es werden keine persönlichen Daten gesammelt. Die Überwacher sind sich tendenziell einig, dass die MAC-Adresse kein persönliches Datum ist und somit gespeichert werden kann. Vorallem im Falle von RENEW in der Londoner Innenstadt wird dies klar:</text:p>
          <text:p text:style-name="P113"><text:span text:style-name="T29">„From our point of view, it’s open to everybody, everyone can buy that data,“ Memari told Quartz. „London is the most heavily surveillanced city in the world…As long as we don’t add a name and home address, it’s legal.“</text:span><text:span text:style-name="T29"><text:note text:id="ftn18" text:note-class="footnote"><text:note-citation>18</text:note-citation><text:note-body><text:p text:style-name="P82"><text:a xlink:type="simple" xlink:href="https://qz.com/112873/this-recycling-bin-is-following-you/" text:style-name="Internet_20_link" text:visited-style-name="Visited_20_Internet_20_Link"><text:span text:style-name="T42">https://qz.com/112873/this-recycling-bin-is-following-you/</text:span></text:a></text:p></text:note-body></text:note></text:span></text:p>
        </text:list-item>
        <text:list-item>
          <text:p text:style-name="P112">Die Daten werden aggregiert und anonymisiert. Alle <text:s/>Überwacher geben an die MAC-Adresse nicht zu speichern, sondern nach Verarbeitung zu löschen.</text:p>
        </text:list-item>
      </text:list>
      <text:p text:style-name="P40"><text:soft-page-break/></text:p>
      <text:p text:style-name="P44">Für die Supermärkte:</text:p>
      <text:p text:style-name="P44"/>
      <text:p text:style-name="P44">„Euclid would collect media access code (MAC) addresses – each phone has a unique MAC address – and scramble the code to anonymise the data before storing it on their servers.“<text:note text:id="ftn19" text:note-class="footnote"><text:note-citation>19</text:note-citation><text:note-body><text:p text:style-name="P91"><text:a xlink:type="simple" xlink:href="http://www.telegraph.co.uk/travel/news/Big-Brother-airport-installs-worlds-first-real-time-passenger-tracking-system/" text:style-name="Internet_20_link" text:visited-style-name="Visited_20_Internet_20_Link">http://www.telegraph.co.uk/travel/news/Big-Brother-airport-installs-worlds-first-real-time-passenger-tracking-system/</text:a></text:p></text:note-body></text:note></text:p>
      <text:p text:style-name="P44"/>
      <text:p text:style-name="P44">Für den Flughafen:</text:p>
      <text:p text:style-name="P44"/>
      <text:p text:style-name="P44">„The Helsinki airport operator, Finavia Oyj, won’t see any personal information about the user or the device as all data stays in an aggregated form, said Tuomas Wuoti, chief executive officer of closely held Walkbase. The software also discards the unique identifiers of devices after pulling out the necessary data, he said.“<text:note text:id="ftn20" text:note-class="footnote"><text:note-citation>20</text:note-citation><text:note-body><text:p text:style-name="P91"><text:a xlink:type="simple" xlink:href="https://www.bloomberg.com/news/articles/2014-07-29/helsinki-airport-tracks-you-to-sell-more-avoid-jams" text:style-name="Internet_20_link" text:visited-style-name="Visited_20_Internet_20_Link">https://www.bloomberg.com/news/articles/2014-07-29/helsinki-airport-tracks-you-to-sell-more-avoid-jams</text:a></text:p></text:note-body></text:note></text:p>
      <text:p text:style-name="P40"/>
      <text:p text:style-name="P44">Für die Londoner Innenstadt (nachdem das Programm gestoppt wurde):</text:p>
      <text:p text:style-name="P44"/>
      <text:p text:style-name="P41">„<text:span text:style-name="T31">During our current trials, a limited number of pods have been testing and collecting annonymised and aggregated MAC addresses from the street and sending one report every three minutes concerning total footfall data from the sites. A lot of what has been extrapolated is capabilities that could be developed and none of which are workable right now. For now, we continue to count devices and are able to distinguish uniques versus repeats. It is very much like a website, you can tell how many hits you have had and how many repeat visitors, but we cannot tell who, or anything personal about any of the visitors on the website. So we cannot tell, for example, whether we have seen devices or not as we do not gather any personal details.</text:span>“<text:note text:id="ftn21" text:note-class="footnote"><text:note-citation>21</text:note-citation><text:note-body><text:p text:style-name="P91"><text:a xlink:type="simple" xlink:href="https://qz.com/114174/city-of-london-halts-recycling-bins-tracking-phones-of-passers-by/" text:style-name="Internet_20_link" text:visited-style-name="Visited_20_Internet_20_Link">https://qz.com/114174/city-of-london-halts-recycling-bins-tracking-phones-of-passers-by/</text:a></text:p></text:note-body></text:note></text:p>
      <text:p text:style-name="P9"/>
      <text:list xml:id="list6408873534172339241" text:style-name="L3">
        <text:list-item>
          <text:p text:style-name="P114"><text:span text:style-name="T30">Die gesammelten Daten seien im Vergleich zu der Datensammlung beim Besuch einer Website sehr gering und strebe nur einen fairen Ausgleich für den Einzelhandel an.</text:span><text:span text:style-name="T30"><text:note text:id="ftn22" text:note-class="footnote"><text:note-citation>22</text:note-citation><text:note-body><text:p text:style-name="P92"><text:a xlink:type="simple" xlink:href="https://qz.com/896744/a-simple-step-by-step-guide-to-finding-a-volunteer-opportunity-youll-actually-stick-with/" text:style-name="Internet_20_link" text:visited-style-name="Visited_20_Internet_20_Link">https://qz.com/896744/a-simple-step-by-step-guide-to-finding-a-volunteer-opportunity-youll-actually-stick-with/</text:a></text:p></text:note-body></text:note></text:span><text:span text:style-name="T30"> Der Vergleich des WLAN-trackings zu „real-world“ cookies wurde mehrfach angebracht um das Datensammeln zu verharmlosen und die damit verbundene „Verbarucher-Anpassung“ von Diensten anzupreisen.</text:span></text:p>
        </text:list-item>
        <text:list-item>
          <text:p text:style-name="P116">Es gibt die Möglichkeit sich von dem System abzumelden. In allen Situationen wird die Möglichkeit angeboten, sich dem Tracking zu entziehen in dem man das WLAN ausschaltet oder sich auf einer Website abmeldet.</text:p>
        </text:list-item>
      </text:list>
      <text:p text:style-name="P9"/>
      <text:p text:style-name="P9"/>
      <text:h text:style-name="Heading_20_2" text:outline-level="2"><text:bookmark-start text:name="__RefHeading___Toc138_558926093"/>Reaktion der Politik<text:bookmark-end text:name="__RefHeading___Toc138_558926093"/></text:h>
      <text:p text:style-name="Standard"/>
      <text:p text:style-name="P9">Lorem ipsum</text:p>
      <text:h text:style-name="P126" text:outline-level="1"><text:bookmark-start text:name="__RefHeading___Toc140_558926093"/>Rechtliche Grundlage unterschiedlicher Staaten<text:bookmark-end text:name="__RefHeading___Toc140_558926093"/></text:h>
      <text:p text:style-name="P59"/>
      <text:p text:style-name="P45">Bevor auf die wesentlichen Erkenntnisse dieser Arbeit eingegangen wird, wird die Rechtsgrundlage bezüglich des Datenschutzes in den betroffenen Ländern England und Finnland eingegangen, sowie eine Betrachtung zur Situation wie sie in Deutschland vorliegen würde beschrieben. </text:p>
      <text:p text:style-name="P59"/>
      <text:h text:style-name="P128" text:outline-level="2"><text:bookmark-start text:name="__RefHeading___Toc1344_917616568"/>USA<text:bookmark-end text:name="__RefHeading___Toc1344_917616568"/></text:h>
      <text:p text:style-name="P60"/>
      <text:p text:style-name="P1">Das bestehende Regelwerk zum Schutz personenbezogener Daten in den USA lässt sich ganz gut als Flickenteppich beschreiben, denn es gibt im Unterschied zu den meisten europäischen Ländern kein einheitliches <text:change-start text:change-id="ct201191312"/><text:span text:style-name="T62">Datenschutzgesetz.</text:span><text:change-end text:change-id="ct201191312"/><text:change text:change-id="ct201047504"/> Regelungen zum Datenschutz sind daher fragmentiert in unterschiedlichen Gesetzten und Regulierungen auf Bundes- und Staatsebene aufzufinden. Es gibt auch keine einzige bestimme Behörde oder andere Autorität die sich der Aufsicht des Datenschutzes annimmt, sondern es gibt bestimmte Behörden wie beispielsweise das „Department of Health and Human Services“ das eigene spezielle Regulierungen zum Datenschutz hat. Für all diejenigen Gebiete des Datenschutzes die nicht durch solche Industriespezifischen Gesetzesregelungen gedeckt werden hat die FTC die Aufsicht und unterliegt dem FTC Act. <text:s/>Die FTC ist jedoch nicht in der Lage bei verstoßen unmittelbar Strafen auszusprechen, darf aber Dekrete erlassen, die bei nicht Beachtung dann Zivilrechtliche Schritte nach sich ziehen.</text:p>
      <text:p text:style-name="P43">„Section 5(a) of the Federal Trade Commission Act (FTC Act) (15 USC §45) prohibits “unfair or deceptive acts or practices in or affecting commerce.”</text:p>
      <text:p text:style-name="P43">Nach dem FTC Akt Sektion 5 sind alle unfairen oder irreführenden Praktiken verboten. Die Begriffe Unfair und Irreführend sind wie folgt:</text:p>
      <text:p text:style-name="P43"/>
      <text:p text:style-name="P43">An act or practice is unfair where it</text:p>
      <text:p text:style-name="P43"/>
      <text:list xml:id="list1959453451114446472" text:style-name="L4">
        <text:list-item>
          <text:p text:style-name="P115">causes or is likely to cause substantial injury to consumers; </text:p>
        </text:list-item>
        <text:list-item>
          <text:p text:style-name="P115">cannot be reasonably avoided by consumers; and</text:p>
        </text:list-item>
        <text:list-item>
          <text:p text:style-name="P115">is not outweighed by countervailing benefits to consumers or to competition</text:p>
        </text:list-item>
        <text:list-item>
          <text:p text:style-name="P115">Deceptive Practices An act or practice is deceptive where </text:p>
        </text:list-item>
        <text:list-item>
          <text:p text:style-name="P115">a representation, omission, or practice misleads or is likely to mislead the consumer; </text:p>
        </text:list-item>
        <text:list-item>
          <text:p text:style-name="P115">a consumer’s interpretation of the representation, omission, or practice is considered reasonable under the circumstances; and </text:p>
        </text:list-item>
        <text:list-item>
          <text:p text:style-name="P115">the misleading representation, omission, or practice is material.</text:p>
        </text:list-item>
      </text:list>
      <text:p text:style-name="P43"/>
      <text:p text:style-name="P43">Die Definitionen sind sehr allgemein und offen für Interpretation, was durchaus beabsichtigt ist um das Gesetzt flexibel für neue Technologien zu halten wie zum Beispiel Mobile Location Analytics (MLA). Die Frage ob der Einsatz von MLA nun Legal ist lässt sich aus dem Gesetzt selber nicht eindeutig beantworten. Von der FTC selber gibt es keine expliziten Vorgaben oder Richtlinien an die sich Unternehmen zu halten haben. <text:s/><text:soft-page-break/>Stattdessen haben sich viele MLA Unternehmen, unter anderen die aus den Beispielen in England (Presence Orb) und den USA (Euclid) zusammengetan und einen Verhaltenskodex erarbeitet der Regeln für alle involvierten Firmen aufstellt. In dem Kodex werden <text:span text:style-name="T39">sieben</text:span> Prinzipien aufgestellt:</text:p>
      <text:p text:style-name="P43"/>
      <text:list xml:id="list615728755991920086" text:style-name="WWNum1">
        <text:list-item>
          <text:p text:style-name="P130">Notice</text:p>
          <text:list>
            <text:list-item>
              <text:p text:style-name="P130">MLA Unternehmen müssen Kunden kurze, verständliche und standardisierte Datenschutzerklärungen zur Verfügung stellen</text:p>
            </text:list-item>
            <text:list-item>
              <text:p text:style-name="P130">Dies gilt nicht wenn die Daten von vornerein keine Personen- oder Geräts bezogenen Daten waren oder diese umgehend aggregiert werden.</text:p>
            </text:list-item>
          </text:list>
        </text:list-item>
        <text:list-item>
          <text:p text:style-name="P130">Limited Collection</text:p>
          <text:list>
            <text:list-item>
              <text:p text:style-name="P130">Daten nur in dem maße erheben wie sie für den Zweck benötig werden und De-anonymisierung von Personen und Geräts bezogenen Daten </text:p>
            </text:list-item>
          </text:list>
        </text:list-item>
        <text:list-item>
          <text:p text:style-name="P130">Choice</text:p>
          <text:list>
            <text:list-item>
              <text:p text:style-name="P130">Dem Kunden soll eine Möglichkeit geboten werden der Nutzung seines Mobilgerätes zu Analyse Zwecken zu widersprechen. </text:p>
            </text:list-item>
            <text:list-item>
              <text:p text:style-name="P130">Wie bei Punkt 1. Gelten die Regelungen aus dem vorherigen Punkt nicht, wenn es sich nicht um Personen- oder Geräts bezogene Daten handelt oder diese umgehend aggregiert werden. </text:p>
            </text:list-item>
          </text:list>
        </text:list-item>
        <text:list-item>
          <text:p text:style-name="P130">Limitation of Collection and Use</text:p>
          <text:list>
            <text:list-item>
              <text:p text:style-name="P130">MLA Daten sollten nicht oder gesammelt werden, wenn sie eine Person negativ beeinflussen können wie zum Beispiel zur Beurteilung der Kreditfähigkeit oder Gesundheitsstatus.</text:p>
            </text:list-item>
          </text:list>
        </text:list-item>
        <text:list-item>
          <text:p text:style-name="P130">Onward transfer</text:p>
          <text:list>
            <text:list-item>
              <text:p text:style-name="P130">Bei Weitergabe der Daten an dritte muss gewährleistet sein, dass diese sich ebenfalls an die in diesen Kodex formulierten Prinzipien halten.</text:p>
            </text:list-item>
          </text:list>
        </text:list-item>
        <text:list-item>
          <text:p text:style-name="P130">Limited Retention</text:p>
          <text:list>
            <text:list-item>
              <text:p text:style-name="P130">Interne Regelungen zur Speicherung und Löschung Personen- oder Geräts bezogener Daten, sowie hinweise dazu in der Datenschutzerklärung.</text:p>
            </text:list-item>
          </text:list>
        </text:list-item>
        <text:list-item>
          <text:p text:style-name="P130">Consumer Education</text:p>
          <text:list>
            <text:list-item>
              <text:p text:style-name="P130">Anbieten einer Zentralen Internetseite auf die alle beteiligten Unternehmen verweisen sollen, mit Information zum Thema Mobile Location Analytics allgemein sowie die Möglichkeit der ganzen Sache zu widersprechen. </text:p>
            </text:list-item>
            <text:list-item>
              <text:p text:style-name="P130">Einführung eines standardisierten Symbols, was dem Kunden das Konzept von MLA vermitteln soll.</text:p>
            </text:list-item>
            <text:list-item>
              <text:p text:style-name="P130">Weitergehende Maßnahmen Konsumenten Kunden über MLA zu informieren.</text:p>
            </text:list-item>
          </text:list>
        </text:list-item>
      </text:list>
      <text:p text:style-name="P104"/>
      <text:p text:style-name="P103"/>
      <text:p text:style-name="P43">Dieser Verhaltenskodex ist jedoch nicht rechtlich bindend und verlangt keine Sanktionen bei Verletzung des Kodex, ist also mehr oder weniger freiwillig.</text:p>
      <text:p text:style-name="P1"/>
      <text:h text:style-name="P129" text:outline-level="2"><text:change-start text:change-id="ct182014976"/><text:soft-page-break/>Datenschutz in der Europäischen Union</text:h>
      <text:p text:style-name="Text_20_body"><text:span text:style-name="T42"/></text:p>
      <text:p text:style-name="P3"><text:span text:style-name="T42">Seit 1995 gilt für alle Mitgliedsstaaten der Europäischen Union die Richtlinie 95/46/EG zum Schutz natürlicher Personen bei der Verarbeitung personenbezogener Daten und zum freien Datenverkehr, auch Datenschutzrichtlinie genannt. Bei einer EU-Richtlinie handelt sich nicht direkt um ein Gesetz oder eine Verordnung, sondern ist eine Vorgabe, die von den einzelnen Mitgliedsstaaten innerhalb von drei Jahren in Gesetzte umgesetzt werden müssen. Den Staaten ist dabei ein gewisser Spielraum gegeben inwiefern sie die Richtlinie in eigene Gesetze oder Verordnungen umsetzen, allerdings müssen bei konkreten Vorgaben in der Richtlinie Abweichungen im Nationalrecht hinreichend Begründet werden. Teil der Datenschutzrichtlinie ist laut Artikel 29 die Einsetzung einer Datenschutzgruppe. Diese Datenschutzgruppe ist unabhängig von anderen EU-Organen und soll die Europäische Kommission in Fragen des Datenschutzes beraten. Sie besteht aus jeweils einen Vertreter der nationalen Datenschutzbehörden. Des Weiteren gibt sie Empfehlung oder Stellungnahmen auf Grundlage der Datenschutzrichtlinie zu Fragen, die den Datenschutz und ins Besondere den Schutz von Personen bei Verarbeitung personenbezogener Daten betreffen. Weder Stellungnahmen noch Empfehlung sind dabei rechtlich bindend. Eine solche Stellungnahme hat die Datenschutzgruppe auch im Jahr 2011 zum Thema „Geolocation services on smart mobile devices“ abgegeben. In dieser Stellungnahme gibt die Gruppe Antworten auf wichtige Fragen bezüglich des Themas in Verbindung mit Datenschutz. Da ist zum Beispiel die Frage welche oder in welcher Kombination die gesammelten Daten als personenbezogen anzusehen sind. Hier drauf gibt die Gruppe eine klare Antwort in dem sie festlegt, dass aufgrund der Tatsache, dass Ortsdaten von Mobilen Geräten personenbezogen Daten sind, da sie indirekt auf die Identität eines Individuums schließen lässt und somit als Schlussfolgerung daraus die MAC Adresse in Kombination mit dem aus einen Wifi acces point berechneten Standort ebenfalls als personenbezogene Daten anzusehen sind. </text:span></text:p>
      <text:p text:style-name="P3"><text:span text:style-name="T42"/></text:p>
      <text:p text:style-name="P122"><text:change-end text:change-id="ct182014976"/><text:change-start text:change-id="ct203234576"/><text:span text:style-name="T42">„Location data from smart mobile devices are personal data. The combination of the unique <text:tab/>MAC address and the calculated location of a WiFi access point should be treated as <text:tab/>personal data“. </text:span><text:change-end text:change-id="ct203234576"/><text:change-start text:change-id="ct205075240"/></text:p>
      <text:p text:style-name="P3"><text:span text:style-name="T42"/></text:p>
      <text:p text:style-name="P3"><text:change-end text:change-id="ct205075240"/><text:change-start text:change-id="ct203739528"/><text:span text:style-name="T42">Aufgrund der Tatsache, dass man anhand dieser Daten potenziell intime Informationen über eine Person erhalten kann, ist eine vorherige Einwilligung nach Artikel 2(h) der Datenschutzrichtlinie notwendig und kann auch nicht durch die Allgemeinen Geschäftsbedingungen oder einen Austritts Mechanismus abgedeckt werden. (Eventuell verlinken) Diese Einwilligung gilt dann nur solange sich der Zweck oder die Absicht zu der die Daten erhoben wurden nicht ändert, wie es zum Beispiel der Fall wäre, wenn der Daten Verantwortliche beschließen würde die Daten an dritte weiter zu geben. Ist dies der Fall muss die Einwilligung erneuert werden. Allgemein ist es so, dass laut Artikel 7(f) der Datenschutzrichtlinie immer das Interesse der Daten Verantwortliche mit den nach Artikel 1(1) fundamentalen Rechten einer Person in Gleichgewicht gebracht werden muss. Daher muss der Daten Verursacher Zugeständnisse machen und den Betroffenen mit Möglichkeiten ausstatten, wie zum Beispiel die vorherige Einwilligung oder den betroffenen Personen die Möglichkeit zu geben ohne hinzugeben weitere Daten aus der Datenbank herausgenommen zu werden und dort in Zukunft auch nicht mehr zu landen. Eine Betroffene Personen soll </text:span>außerdem<text:span text:style-name="T42"> die Möglichkeit haben seine Einwilligung wieder </text:span><text:soft-page-break/><text:span text:style-name="T42">zurückzuziehen und die über sich gesammelten Daten Menschen lesbar zur erhalten, sowie diese zu korrigieren und löschen zu lassen. Die gesammelten Daten sollten außerdem nach einer akzeptablen Zeitspanne selbständig vom Daten Verantwortlichen gelöscht werden. </text:span><text:change-end text:change-id="ct203739528"/><text:change-start text:change-id="ct205648296"/></text:p>
      <text:p text:style-name="Text_20_body"><text:span text:style-name="T42"/></text:p>
      <text:h text:style-name="Heading_20_2" text:outline-level="2"><text:bookmark-start text:name="__RefHeading___Toc142_558926093"/><text:change-end text:change-id="ct205648296"/>England<text:bookmark-end text:name="__RefHeading___Toc142_558926093"/></text:h>
      <text:p text:style-name="P59"/>
      <text:p text:style-name="P2"><text:change text:change-id="ct203357416"/><text:change-start text:change-id="ct186818912"/><text:span text:style-name="T42">Seit 1998 gilt der Data Protection Act, der eine überarbeitete, den Ansprüchen der Datenschutzrechtlinie 95/46/EG der Europäischen Union gerechten Version des alten Data Protection Act von 1984. Der Data Protecion Act von 1998 enthält 8 Prinzipien denen die Verantwortliche Stelle folge Leisten muss, wenn es um den Umgang mit personenbezogenen Daten geht. Der Charakter der Prinzipien ähnelt den der deutschen Datenschutzgrundsätze, manche lassen sich sogar eins zu eins in einer der deutschen Datenschutzgrundsätze übersetzen (Fair and Lawful -&gt; Rechtmäßigkeit, Adequacy -&gt; Zweckdienlichkeit). </text:span></text:p>
      <text:p text:style-name="P123">Anfang 2016 veröffentliche das Büre des Datenschutzbeauftragten ICO (Informassion Comisssioner’s Office), einen Leitfaden zu WiFI Location Analytics. Dieser weißt viele Gemeinsamkeiten zum Text der Europäischen Datenschutzgruppe auf, erweitert diesen aber um ein paar Punkte, wie zum Beispiel das Ausführen eines Firmeninternen Privacy Impact Assessment(PIA) was zu eine „privacy by design“ Lösung ist. Einen Leitfaden zum PIA hat das IOC ebenfalls rausgebracht mit Kriterien zu Durchführung. Es wird weitergehend spezifiziert über was und wie Betroffen Personen informiert werden sollen, nämlich sollen sie über jeden der in den Prozess der Datenverarbeitung involviert ist Bescheid wissen und sie sollen an Ort und Stelle der Daten Erhebung sichtbar darauf aufmerksam gemacht werden, dass gerade Daten über sie erhoben werden. ...<text:change-end text:change-id="ct186818912"/></text:p>
      <text:p text:style-name="P59"/>
      <text:p text:style-name="P53"/>
      <text:p text:style-name="P51"/>
      <text:p text:style-name="P59"/>
      <text:h text:style-name="Heading_20_2" text:outline-level="2"><text:bookmark-start text:name="__RefHeading___Toc146_558926093"/>Deutschland<text:bookmark-end text:name="__RefHeading___Toc146_558926093"/></text:h>
      <text:p text:style-name="Text_20_body"/>
      <text:p text:style-name="P121"><text:change-start text:change-id="ct194183264"/><text:span text:style-name="T1">In Deutschland wird der Umgang mit Personenbezogenen Daten durch das Bundesdatenschutzgesetz oder durch das Telemediengesetz geregelt. Letzteres findet jedoch bei den uns vorgestellten Tracking verfahren keine Anwendung, da es sich weder um eine Form der Telekommunikation noch eines Telemediendienstes handelt. Daher muss man hier die Reglungen zum Umgang mit Personenbezogen Daten des Bundesdatenschutzgesetz anwenden. Dieses ist weitaus weniger klar als das Telemediengesetz was die Anforderungen an denjenigen der Daten verarbeitet angeht. Nach der Regelung im BDSG § 28 (1) muss abgewogen werden zwischen den Interessen desjenigen der Daten erhebt und dem schutzwürdigen Interesse der Betroffen, </text:span><text:soft-page-break/><text:span text:style-name="T1">wohingegen im Telemediengesetzt eindeutige Regelungen auf Grundlage der Europäischen Richtlinie 95/46/EG zum Umgang mit personenbezogenen Daten zu finden sind. </text:span></text:p>
      <text:p text:style-name="P125"><text:change-end text:change-id="ct194183264"/><text:change-start text:change-id="ct177583432"/>„Das Erheben, Speichern, Verändern oder Übermitteln personenbezogener Daten oder ihre Nutzung als Mittel für die Erfüllung eigener Geschäftszwecke ist zulässig, soweit es zur Wahrung berechtigter Interessen der verantwortlichen Stelle erforderlich ist und kein Grund zu der Annahme besteht, dass das schutzwürdige Interesse des Betroffenen <text:tab/>an dem Ausschluss der Verarbeitung oder Nutzung überwiegt […].“</text:p>
      <text:p text:style-name="P3"><text:span text:style-name="T1">Aufgrund dessen, dass im BDSG abgewogen werden muss zwischen zweier nicht unbedingt quantifizierbarer Interessen lässt sich in Bezug auf „Offline Tracking“ keine eindeutige Antwort geben, da unterschiedlich Interpretierbar ist in wie weit das Interesse desjenigen der Daten erhebt nun gerechtfertigt ist oder in wie weit das schutzwürdige Interesse des Betroffenen nun verletzt ist. Einen entsprechenden Versuch dieses Vakuum zu schließen wurde wie oben erläutert von der Arbeitsgruppe für Datenschutz der Europäischen Union unternommen, in dem auch der damalige Bundesbeauftrage für den Datenschutz und Informationsfreiheit mitgewirkt hat.</text:span><text:change-end text:change-id="ct177583432"/><text:change text:change-id="ct205094608"/></text:p>
      <text:h text:style-name="P126" text:outline-level="1"><text:bookmark-start text:name="__RefHeading___Toc148_558926093"/>Fazit<text:bookmark-end text:name="__RefHeading___Toc148_558926093"/></text:h>
      <text:p text:style-name="P77"/>
      <text:p text:style-name="P9">Lorem ipsum<text:change-start text:change-id="ct177700168"/></text:p>
      <text:p text:style-name="P46">&lt;Nochmal auf die <text:change-end text:change-id="ct177700168"/><text:change-start text:change-id="ct177709728"/>geforderten Fragestellungen eingehen und diese hervorheben:</text:p>
      <text:list xml:id="list7053524232285378514" text:style-name="L5">
        <text:list-item>
          <text:p text:style-name="P118">Welche personenbezogenen Daten über wen verarbeitet werden?</text:p>
        </text:list-item>
        <text:list-item>
          <text:p text:style-name="P119">Wer ist rechtlich verantwortliche Stelle der Verarbeitung?</text:p>
        </text:list-item>
        <text:list-item>
          <text:p text:style-name="P119">Wo liegen Interessen für die Verarbeitung?</text:p>
        </text:list-item>
        <text:list-item>
          <text:p text:style-name="P119">Welche (in der Vorlesung behandelten) Rechtsbereiche sind betroffen? Welche besonderen Regelungen sind zu berücksichtigen? </text:p>
        </text:list-item>
        <text:list-item>
          <text:p text:style-name="P119">Welche der Datenschutzgrundsätze machen hier besondere Probleme?</text:p>
        </text:list-item>
      </text:list>
      <text:p text:style-name="P46">&gt;<text:change-end text:change-id="ct177709728"/><text:change-start text:change-id="ct177710888"/></text:p>
      <text:p text:style-name="P70"><text:span text:style-name="T44">&lt;Erschreckend ist die oft vorherrschende Datenschutzsicht der Geschäftstreibenden</text:span><text:change-end text:change-id="ct177710888"/><text:change-start text:change-id="ct177712848"/><text:span text:style-name="T44">, </text:span><text:span text:style-name="T54">w</text:span><text:span text:style-name="T44">obei es auch positive Beispiele wie </text:span><text:change-end text:change-id="ct177712848"/><text:change-start text:change-id="ct177717648"/><text:span text:style-name="T44">das </text:span><text:span text:style-name="T42">Berliner Start-up „42reports“, </text:span><text:span text:style-name="T44">dass mit verkürzten IDs arbeitet. (</text:span><text:a xlink:type="simple" xlink:href="http://handelsjournal.de/2015/03/16/allgemein/simoneschwan/9503/" text:style-name="Internet_20_link" text:visited-style-name="Visited_20_Internet_20_Link"><text:span text:style-name="T44">http://handelsjournal.de/2015/03/16/allgemein/simoneschwan/9503/</text:span></text:a><text:span text:style-name="T44">)</text:span><text:change-end text:change-id="ct177717648"/><text:change-start text:change-id="ct177718304"/><text:span text:style-name="T44">&gt;</text:span><text:change-end text:change-id="ct177718304"/><text:change-start text:change-id="ct177298224"/></text:p>
      <text:p text:style-name="P46"><text:change-end text:change-id="ct1772982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Heading" style:class="chapter"/>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pple-converted-space" style:family="text" style:parent-style-name="Default_20_Paragraph_20_Font"/>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Kommentartext_20_Zchn" style:display-name="Kommentartext Zchn"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fo:text-align="start" style:justify-single-word="false"/>
      <style:text-properties style:font-name="Arial" officeooo:paragraph-rsid="007787d1"/>
    </style:style>
    <style:style style:name="MP2" style:family="paragraph" style:parent-style-name="Standard">
      <style:text-properties style:font-name="Arial"/>
    </style:style>
    <style:style style:name="MP3" style:family="paragraph" style:parent-style-name="Text_20_body">
      <style:paragraph-properties fo:line-height="100%"/>
      <style:text-properties style:font-name="Arial" officeooo:paragraph-rsid="007787d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arcel von Döringk<text:tab/><text:tab/><text:tab/><text:tab/><text:tab/><text:tab/><text:tab/><text:tab/><text:tab/><text:tab/><text:tab/><text:page-number text:select-page="current">16</text:page-number></text:p>
        <text:p text:style-name="MP2">Marc-André Kasper</text:p>
        <text:p text:style-name="MP3">Leonid Ryvkin</text:p>
      </style:header>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meta:initial-creator>
    <meta:creation-date>2016-12-20T15:23:20.619160888</meta:creation-date>
    <dc:date>2017-03-14T20:35:05.626617405</dc:date>
    <meta:editing-duration>PT5H56M46S</meta:editing-duration>
    <meta:editing-cycles>37</meta:editing-cycles>
    <meta:generator>LibreOffice/5.2.2.2$Linux_x86 LibreOffice_project/20m0$Build-2</meta:generator>
    <dc:creator>marc </dc:creator>
    <meta:document-statistic meta:table-count="3" meta:image-count="0" meta:object-count="0" meta:page-count="18" meta:paragraph-count="220" meta:word-count="4445" meta:character-count="33268" meta:non-whitespace-character-count="29011"/>
  </office:meta>
</office:document-meta>
</file>